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Heading_20_1">
      <style:text-properties fo:font-size="22pt" style:font-size-asian="22pt" style:font-size-complex="22pt"/>
    </style:style>
    <style:style style:name="P5" style:family="paragraph" style:parent-style-name="Text_20_body">
      <style:paragraph-properties fo:margin-top="0cm" fo:margin-bottom="0cm"/>
      <style:text-properties fo:font-weight="bold" style:font-weight-asian="bold" style:font-weight-complex="bold"/>
    </style:style>
    <style:style style:name="P6" style:family="paragraph" style:parent-style-name="Text_20_body">
      <style:paragraph-properties fo:margin-top="0cm" fo:margin-bottom="0cm"/>
    </style:style>
    <style:style style:name="P7" style:family="paragraph" style:parent-style-name="Text_20_body">
      <style:paragraph-properties>
        <style:tab-stops>
          <style:tab-stop style:position="2.011cm"/>
        </style:tab-stops>
      </style:paragraph-properties>
    </style:style>
    <style:style style:name="P8" style:family="paragraph" style:parent-style-name="Standard" style:list-style-name="L2"/>
    <style:style style:name="P9" style:family="paragraph" style:parent-style-name="Standard">
      <style:paragraph-properties fo:text-align="justify" style:justify-single-word="false"/>
    </style:style>
    <style:style style:name="P10" style:family="paragraph" style:parent-style-name="Heading_20_1">
      <style:paragraph-properties fo:break-before="page"/>
    </style:style>
    <style:style style:name="P11" style:family="paragraph" style:parent-style-name="Text_20_body">
      <style:text-properties fo:color="#000080" fo:font-weight="bold" style:font-weight-asian="bold" style:font-weight-complex="bold"/>
    </style:style>
    <style:style style:name="P12" style:family="paragraph" style:parent-style-name="Text_20_body">
      <style:text-properties fo:color="#000080" fo:font-style="italic" style:font-style-asian="italic" style:font-style-complex="italic"/>
    </style:style>
    <style:style style:name="P13" style:family="paragraph" style:parent-style-name="Text_20_body">
      <style:text-properties fo:color="#000080" fo:font-style="italic" fo:font-weight="normal" style:font-style-asian="italic" style:font-weight-asian="normal" style:font-style-complex="italic" style:font-weight-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Heading_20_2" style:master-page-name="">
      <style:paragraph-properties fo:margin-top="0.319cm" fo:margin-bottom="0cm" fo:keep-together="auto" fo:padding="0cm" fo:border="none" style:shadow="none" fo:keep-with-next="auto"/>
      <style:text-properties fo:color="#000080"/>
    </style:style>
    <style:style style:name="P18" style:family="paragraph" style:parent-style-name="Text_20_body">
      <style:paragraph-properties fo:text-align="justify" style:justify-single-word="false" fo:keep-together="auto" fo:padding="0cm" fo:border="none" style:shadow="none" fo:keep-with-next="auto"/>
    </style:style>
    <style:style style:name="P19" style:family="paragraph" style:parent-style-name="Text_20_body">
      <style:paragraph-properties fo:text-align="justify" style:justify-single-word="false" fo:padding="0cm" fo:border="none" style:shadow="none"/>
    </style:style>
    <style:style style:name="P20" style:family="paragraph" style:parent-style-name="Heading_20_2">
      <style:paragraph-properties fo:margin-top="0.319cm" fo:margin-bottom="0cm" fo:keep-together="auto" fo:padding="0cm" fo:border="none" style:shadow="none" fo:keep-with-next="auto"/>
      <style:text-properties fo:color="#000080"/>
    </style:style>
    <style:style style:name="P21" style:family="paragraph" style:parent-style-name="Text_20_body">
      <style:paragraph-properties fo:keep-together="auto" fo:padding="0cm" fo:border="none" style:shadow="none" fo:keep-with-next="auto"/>
    </style:style>
    <style:style style:name="P22" style:family="paragraph" style:parent-style-name="Standard">
      <style:paragraph-properties fo:keep-together="auto" fo:padding="0cm" fo:border="none" style:shadow="none" fo:keep-with-next="auto"/>
    </style:style>
    <style:style style:name="P23" style:family="paragraph" style:parent-style-name="Heading_20_2">
      <style:text-properties fo:font-style="italic" fo:font-weight="bold" style:font-style-asian="italic" style:font-weight-asian="bold" style:font-style-complex="italic" style:font-weight-complex="bold"/>
    </style:style>
    <style:style style:name="P24" style:family="paragraph" style:parent-style-name="Standard">
      <style:paragraph-properties fo:keep-together="auto" fo:keep-with-next="auto"/>
      <style:text-properties fo:color="#000080"/>
    </style:style>
    <style:style style:name="P25" style:family="paragraph" style:parent-style-name="Standard">
      <style:paragraph-properties fo:keep-together="auto" fo:keep-with-next="auto"/>
    </style:style>
    <style:style style:name="P26" style:family="paragraph" style:parent-style-name="Index_20_Separator">
      <style:paragraph-properties>
        <style:tab-stops/>
      </style:paragraph-properties>
    </style:style>
    <style:style style:name="P27" style:family="paragraph" style:parent-style-name="Index_20_1">
      <style:paragraph-properties>
        <style:tab-stops>
          <style:tab-stop style:position="19.001cm" style:type="right" style:leader-style="dotted" style:leader-text="."/>
        </style:tab-stops>
      </style:paragraph-properties>
    </style:style>
    <style:style style:name="P28" style:family="paragraph" style:parent-style-name="Standard">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0" fo:column-gap="0cm"/>
      </style:section-properties>
    </style:style>
    <style:style style:name="Sect4" style:family="section">
      <style:section-properties fo:background-color="transparent" style:editable="false">
        <style:columns fo:column-count="3" fo:column-gap="0.3cm">
          <style:column style:rel-width="21845*" fo:start-indent="0cm" fo:end-indent="0.15cm"/>
          <style:column style:rel-width="21845*" fo:start-indent="0.15cm" fo:end-indent="0.15cm"/>
          <style:column style:rel-width="21845*" fo:start-indent="0.15cm" fo:end-indent="0cm"/>
        </style:columns>
        <style:background-image/>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59cm" text:min-label-width="0.635cm"/>
        <style:text-properties style:font-name="StarSymbol"/>
      </text:list-level-style-bullet>
      <text:list-level-style-bullet text:level="3" text:style-name="Bullet_20_Symbols" style:num-suffix="." text:bullet-char="–">
        <style:list-level-properties text:space-before="1.118cm" text:min-label-width="0.635cm"/>
        <style:text-properties style:font-name="StarSymbol"/>
      </text:list-level-style-bullet>
      <text:list-level-style-bullet text:level="4" text:style-name="Bullet_20_Symbols" style:num-suffix="." text:bullet-char="–">
        <style:list-level-properties text:space-before="1.677cm" text:min-label-width="0.635cm"/>
        <style:text-properties style:font-name="StarSymbol"/>
      </text:list-level-style-bullet>
      <text:list-level-style-bullet text:level="5" text:style-name="Bullet_20_Symbols" style:num-suffix="." text:bullet-char="–">
        <style:list-level-properties text:space-before="2.237cm" text:min-label-width="0.635cm"/>
        <style:text-properties style:font-name="StarSymbol"/>
      </text:list-level-style-bullet>
      <text:list-level-style-bullet text:level="6" text:style-name="Bullet_20_Symbols" style:num-suffix="." text:bullet-char="–">
        <style:list-level-properties text:space-before="2.796cm" text:min-label-width="0.635cm"/>
        <style:text-properties style:font-name="StarSymbol"/>
      </text:list-level-style-bullet>
      <text:list-level-style-bullet text:level="7" text:style-name="Bullet_20_Symbols" style:num-suffix="." text:bullet-char="–">
        <style:list-level-properties text:space-before="3.355cm" text:min-label-width="0.635cm"/>
        <style:text-properties style:font-name="StarSymbol"/>
      </text:list-level-style-bullet>
      <text:list-level-style-bullet text:level="8" text:style-name="Bullet_20_Symbols" style:num-suffix="." text:bullet-char="–">
        <style:list-level-properties text:space-before="3.914cm" text:min-label-width="0.635cm"/>
        <style:text-properties style:font-name="StarSymbol"/>
      </text:list-level-style-bullet>
      <text:list-level-style-bullet text:level="9" text:style-name="Bullet_20_Symbols" style:num-suffix="." text:bullet-char="–">
        <style:list-level-properties text:space-before="4.473cm" text:min-label-width="0.635cm"/>
        <style:text-properties style:font-name="StarSymbol"/>
      </text:list-level-style-bullet>
      <text:list-level-style-bullet text:level="10" text:style-name="Bullet_20_Symbols" style:num-suffix="." text:bullet-char="–">
        <style:list-level-properties text:space-before="5.032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Contents_20_Heading">Inhaltsverzeichnis</text:p>
            </text:index-title>
            <text:p text:style-name="P1">Königreiche<text:tab/>2</text:p>
            <text:p text:style-name="P2">Umnia<text:tab/>2</text:p>
            <text:p text:style-name="P2">Cianil<text:tab/>2</text:p>
            <text:p text:style-name="P1">In Unsdorf<text:tab/>2</text:p>
            <text:p text:style-name="P2">Kneipe Smiling Wolf<text:tab/>2</text:p>
            <text:p text:style-name="P2">Heimweg<text:tab/>2</text:p>
            <text:p text:style-name="P2">Verfolgungsjagd Unsdorf<text:tab/>2</text:p>
            <text:p text:style-name="P2">Versteck<text:tab/>2</text:p>
            <text:p text:style-name="P2">Nachforschungen<text:tab/>3</text:p>
            <text:p text:style-name="P2">Miliz<text:tab/>3</text:p>
            <text:p text:style-name="P2">Söldner Neal Howie<text:tab/>3</text:p>
            <text:p text:style-name="P2">Verfolgungsjagd nach Virennica<text:tab/>3</text:p>
            <text:p text:style-name="P2">Nachtlager<text:tab/>3</text:p>
            <text:p text:style-name="P1">In Virennica<text:tab/>4</text:p>
            <text:p text:style-name="P2">Miliz<text:tab/>4</text:p>
            <text:p text:style-name="P2">Kneipen und Her­bergen<text:tab/>4</text:p>
            <text:p text:style-name="P2">Die Un­terwelt<text:tab/>4</text:p>
            <text:p text:style-name="P2">Was macht Frederic<text:tab/>4</text:p>
            <text:p text:style-name="P2">Coun­termeasures by Fre­deric<text:tab/>4</text:p>
            <text:p text:style-name="P2">Suche nach Frederic<text:tab/>4</text:p>
            <text:p text:style-name="P2">Weitere Morde<text:tab/>5</text:p>
            <text:p text:style-name="P2">Red Lion<text:tab/>5</text:p>
            <text:p text:style-name="P2">Frederic's Abschied<text:tab/>6</text:p>
            <text:p text:style-name="P2">Der vorgetäuschte Mord<text:tab/>6</text:p>
            <text:p text:style-name="P2">Die Suche nach der Leiche<text:tab/>6</text:p>
            <text:p text:style-name="P2">Was wird mit der Leiche?<text:tab/>6</text:p>
            <text:p text:style-name="P2">Heimreise <text:tab/>7</text:p>
            <text:p text:style-name="P1">Zurück in Unsdorf<text:tab/>7</text:p>
            <text:p text:style-name="P2">Rapport und Belohnung<text:tab/>7</text:p>
            <text:p text:style-name="P2">Suche nach den Wölfen<text:tab/>7</text:p>
            <text:p text:style-name="P2">Bote aus Virennica<text:tab/>7</text:p>
            <text:p text:style-name="P1">Zurück in Virennica<text:tab/>7</text:p>
            <text:p text:style-name="P2">Unterstützung aus Unsdorf<text:tab/>7</text:p>
            <text:p text:style-name="P2">Weitere Morde<text:tab/>7</text:p>
            <text:p text:style-name="P2">Stimmung in Unsdorf<text:tab/>7</text:p>
            <text:p text:style-name="P2">Corinna Bierbrower<text:tab/>7</text:p>
            <text:p text:style-name="P2">Der Magier der Scarfaces<text:tab/>8</text:p>
            <text:p text:style-name="P2">Die Scouts und Frederic<text:tab/>8</text:p>
            <text:p text:style-name="P2">Die Schicksalsgemeinschaft<text:tab/>8</text:p>
            <text:p text:style-name="P1">Die Scouts<text:tab/>9</text:p>
            <text:p text:style-name="P1">Die Eingreifgruppe<text:tab/>10</text:p>
            <text:p text:style-name="P1">Die Schicksalsgemeinschaft<text:tab/>11</text:p>
            <text:p text:style-name="P1">DIE GILDE<text:tab/>12</text:p>
            <text:p text:style-name="P2">Die Hand der GILDE<text:tab/>12</text:p>
            <text:p text:style-name="P2">Wissenstand<text:tab/>12</text:p>
            <text:p text:style-name="P1">Mordserie<text:tab/>13</text:p>
            <text:p text:style-name="P2">Die Morde<text:tab/>13</text:p>
            <text:p text:style-name="P3">Mord 1, Melissa Kraudige<text:tab/>13</text:p>
            <text:p text:style-name="P3">Mord 2, Basilia Balasa<text:tab/>13</text:p>
            <text:p text:style-name="P3">Mord 3, Zenia Seegert<text:tab/>13</text:p>
            <text:p text:style-name="P3">Mord 4, Breana Papay<text:tab/>13</text:p>
            <text:p text:style-name="P3">Mord 5, Rona und Genaro Cadarette, <text:tab/>13</text:p>
            <text:p text:style-name="P3">Mord 6, Phuong Mcaboy<text:tab/>13</text:p>
            <text:p text:style-name="P3">Mord 7, Phyliss Cockey<text:tab/>13</text:p>
            <text:p text:style-name="P3">Mord 8, Abbey Haq<text:tab/>13</text:p>
            <text:p text:style-name="P3">Mord 9, Janina Koppelmann, Thuy Carmell, Sherill Shorette<text:tab/>13</text:p>
            <text:p text:style-name="P3">Mord 10, Daria Pahnke<text:tab/>13</text:p>
            <text:p text:style-name="P3">Mord 11, Familie <text:s/>Mcwhinnie<text:tab/>13</text:p>
            <text:p text:style-name="P3">Mord 12, Bambi Tavira<text:tab/>13</text:p>
            <text:p text:style-name="P2">Grund für die Morde<text:tab/>14</text:p>
            <text:p text:style-name="P2">Nachforschungen<text:tab/>14</text:p>
            <text:p text:style-name="P1">Wie geht es weiter?<text:tab/>14</text:p>
            <text:p text:style-name="P2">Nachforschungen<text:tab/>14</text:p>
            <text:p text:style-name="P2">Eine Falle stellen<text:tab/>14</text:p>
            <text:p text:style-name="P2">Den Magier der Scarfaces suchen<text:tab/>14</text:p>
            <text:p text:style-name="P2">SALOMON<text:tab/>14</text:p>
            <text:p text:style-name="P2">Paysinger und Makua Bergbau<text:tab/>15</text:p>
            <text:p text:style-name="P2">Scarfaces<text:tab/>15</text:p>
            <text:p text:style-name="P1">Personen<text:tab/>16</text:p>
            <text:p text:style-name="P2">Frederic Kings<text:tab/>16</text:p>
            <text:p text:style-name="P2">Nelson Pinner<text:tab/>16</text:p>
            <text:p text:style-name="P2">Herrschel Bussy<text:tab/>16</text:p>
            <text:p text:style-name="P2">Neal Howie<text:tab/>16</text:p>
            <text:p text:style-name="P2">Corinna Bierbower <text:tab/>16</text:p>
            <text:p text:style-name="P2">Elroy Sepannen<text:tab/>16</text:p>
            <text:p text:style-name="P2">Lord Brutus<text:tab/>16</text:p>
            <text:p text:style-name="P2">Alfonzo Guidetti<text:tab/>16</text:p>
            <text:p text:style-name="P2">Strange Wulf<text:tab/>17</text:p>
            <text:p text:style-name="P2">Scout<text:tab/>17</text:p>
            <text:p text:style-name="P2">A generic Thug<text:tab/>17</text:p>
            <text:p text:style-name="P2">Lucius Lynah<text:tab/>17</text:p>
            <text:p text:style-name="P2">Ronny Dannard<text:tab/>17</text:p>
          </text:index-body>
        </text:table-of-content>
        <text:h text:style-name="P4" text:outline-level="1"><text:alphabetical-index-mark text:string-value=" " text:main-entry="true"/><text:alphabetical-index-mark-start text:id="IMark76533212" text:main-entry="true"/>Königreiche<text:alphabetical-index-mark-end text:id="IMark76533212"/></text:h>
        <text:h text:style-name="Heading_20_2" text:outline-level="2"><text:alphabetical-index-mark-start text:id="IMark76431268" text:main-entry="true"/>Umnia<text:alphabetical-index-mark-end text:id="IMark76431268"/></text:h>
        <text:p text:style-name="Standard">Umnia ist ein Königreich, die Macht liegt allein in der Hand des Königs. Umnia ist vom Machtfaktor eine mittelgroße Macht. </text:p>
        <text:p text:style-name="Standard">Vor 500 Jahren gab es einen Krieg gegen <text:alphabetical-index-mark-start text:id="IMark75452324" text:main-entry="true"/>Cianil<text:alphabetical-index-mark-end text:id="IMark75452324"/>. In diesem Krieg fiel die Stadt Unsdorf an Umnia. Das Verhältnis Umnias zu den anderen Reichen ist normal.</text:p>
        <text:p text:style-name="Standard">Die Königsfamilie heißt <text:alphabetical-index-mark-start text:id="IMark75452324" text:main-entry="true"/><text:span text:style-name="T1">Windlsey</text:span><text:alphabetical-index-mark-end text:id="IMark75452324"/>. Momentan herrscht<text:span text:style-name="T1"> </text:span><text:alphabetical-index-mark-start text:id="IMark76527588" text:main-entry="true"/><text:span text:style-name="T1">Nathanael </text:span><text:alphabetical-index-mark-start text:id="IMark75344532" text:main-entry="true"/><text:span text:style-name="T1">Windlsey</text:span><text:alphabetical-index-mark-end text:id="IMark75344532"/><text:span text:style-name="T1"> III</text:span><text:alphabetical-index-mark-end text:id="IMark76527588"/><text:span text:style-name="T1">.</text:span></text:p>
        <text:h text:style-name="Heading_20_2" text:outline-level="2"><text:alphabetical-index-mark-start text:id="IMark76533148" text:main-entry="true"/><text:alphabetical-index-mark-start text:id="IMark76431444" text:main-entry="true"/><text:alphabetical-index-mark-start text:id="IMark76635748" text:main-entry="true"/>Cianil<text:alphabetical-index-mark-end text:id="IMark76635748"/><text:alphabetical-index-mark-end text:id="IMark76431444"/><text:alphabetical-index-mark-end text:id="IMark76533148"/></text:h>
        <text:p text:style-name="Standard"><text:alphabetical-index-mark-start text:id="IMark76431268" text:main-entry="true"/>Cianil<text:alphabetical-index-mark-end text:id="IMark76431268"/> ist eine Monarchie, in der die Macht auf die Königsfamilie und einen repräsentativen Rat verteilt ist. Die Königsfamilie hat weitestgehende Befugnisse, muss aber in wichtigen Entscheidungen die Zustimmung des Rates einholen. </text:p>
        <text:p text:style-name="Standard"><text:alphabetical-index-mark-start text:id="IMark76431268" text:main-entry="true"/>Cianil<text:alphabetical-index-mark-end text:id="IMark76431268"/> ist ein mittelgroße Macht und ihr Verhältnis zu den anderen Reichen ist normal. Zu Umnia bestehen normale Beziehungen, der letzte Krieg ist zulange her, als das er noch irgendeinen Einfluß hätte. </text:p>
        <text:p text:style-name="Standard">Die Königsfamilie heißt <text:alphabetical-index-mark-start text:id="IMark76431444" text:main-entry="true"/>Trivor<text:alphabetical-index-mark-end text:id="IMark76431444"/>. Aktuell herrscht <text:alphabetical-index-mark-start text:id="IMark76533204" text:main-entry="true"/>Cyril <text:alphabetical-index-mark-start text:id="IMark75344884" text:main-entry="true"/>Trivor<text:alphabetical-index-mark-end text:id="IMark75344884"/> der I<text:alphabetical-index-mark-end text:id="IMark76533204"/>. Der Präsident des Rates ist Jame Westerholm.</text:p>
        <text:h text:style-name="Heading_20_1" text:outline-level="1">In Unsdorf</text:h>
        <text:p text:style-name="Standard">Einführung von Frederic</text:p>
        <text:h text:style-name="Heading_20_2" text:outline-level="2"><text:alphabetical-index-mark-start text:id="IMark76431388"/><text:alphabetical-index-mark-start text:id="IMark76533204" text:main-entry="true"/><text:alphabetical-index-mark-start text:id="IMark76660588" text:main-entry="true"/><text:alphabetical-index-mark-start text:id="IMark76660916" text:main-entry="true"/>Kneipe Smiling Wolf<text:alphabetical-index-mark-end text:id="IMark76660916"/><text:alphabetical-index-mark-end text:id="IMark76660588"/><text:alphabetical-index-mark-end text:id="IMark76533204"/><text:alphabetical-index-mark-end text:id="IMark76431388"/></text:h>
        <text:p text:style-name="Standard">In der Kneipe können sie mitbe­kommen <text:span text:style-name="T2">[</text:span><text:span text:style-name="T3">PER</text:span><text:span text:style-name="T2">], </text:span>wie sich <text:alphabetical-index-mark-start text:id="IMark76533204" text:main-entry="true"/><text:span text:style-name="T1">Frederic Kings</text:span><text:alphabetical-index-mark-end text:id="IMark76533204"/> (den sie entfernt kennen) mit <text:span text:style-name="T1">Melissa Kraudinge</text:span> streitet. Den PER-Roll bekommt der Spieler, der in der Kneipe am wenigsten unter­nimmt.</text:p>
        <text:p text:style-name="Standard">Wenn man sich im Streit ein­mischt, dann kann ein ver­suchen zu schlichten<text:span text:style-name="T2"> [</text:span><text:span text:style-name="T3">Fast Talk</text:span><text:span text:style-name="T2">].</text:span> Bei einem Fehlschlag werden beide sauer, dass man sich einmischt. Bei einem kritischen Fehlschlag gibt es eine Schlägerei. Bei einem Erfolg wird Frederic abziehen, aber Melissa ist nicht begeistert über die Einmischung und wird ein wenig später ebenfalls gehen. Bei einem kritischen Er­folg wird Melissa nicht sauer über die erfolgte Einmi­schung sein und erst einige Zeit später die Kneipe verlassen.</text:p>
        <text:p text:style-name="Standard">In der Kneipe kann man ansonsten der üblichen Frei­zeitbeschäftigung nachgehen. Spiele [<text:span text:style-name="T3">Gambling</text:span>], Kon­takte knüpfen und pflegen [<text:span text:style-name="T3">Carousing</text:span>] und so weiter. </text:p>
        <text:p text:style-name="Standard">Man kann Gerüchte aufschnappen, dass es anscheinend eine neue Gefahr im Süden gibt, nämlich das die Wölfe außerge­wöhnlich aggressiv geworden sind. Deswei­teren gibt es das Gerücht, das es unbekannte Zweibeiner/Menschen gibt, die zusammen mit den Wöl­fen auf Menschenjagt gehen. Die Gerüchte streiht ein umherzie­hende Jäger namens <text:span text:style-name="T1">Tony Dinoz­zo</text:span>. Dieser behauptet selbst von einem Rudel gejagt worden zu sein und nur knapp entkommen zu sein. </text:p>
        <text:p text:style-name="Standard">Schläger ST10/DX11, Brawling 12, Parry 9, Punch 1d Crush </text:p>
        <text:h text:style-name="Heading_20_2" text:outline-level="2">Heimweg</text:h>
        <text:p text:style-name="Standard">Wenn sie sich auf den Heimweg machen, hören sie in der Ferne eine Hilferuf. Wer vorher mit Melis­sa geredet hat, hat eine Chance <text:s/>[<text:span text:style-name="T3">IQ</text:span>] zu erkennen, dass es Melis­sa ist.</text:p>
        <text:p text:style-name="Standard">Ein [<text:span text:style-name="T3">PER</text:span>]- Roll ist notwendig um einschätzen zu können, aus wel­cher Richtung der Schrei kommt. Man kann den Schrei noch einmal hören, dann bricht er ab­rupt ab. </text:p>
        <text:p text:style-name="Standard">Um den Ort des Geschehens zu finden, muß man er­folgreich unter 7 würfeln. [<text:span text:style-name="T3">AK </text:span><text:alphabetical-index-mark-start text:id="IMark76533204" text:main-entry="true"/><text:span text:style-name="T3">Unsdorf</text:span><text:alphabetical-index-mark-end text:id="IMark76533204"/>] kann hel­fen, da man die entsprechenden Ecken des Viertels kennt, indenen man ungestört Verbrechen ver­üben kann. Je mehr Würfe man benötigt, desto mehr Vorsprung be­kommt Frederic. Jeder erneute Versuch bekommt einen +1 Bonus. </text:p>
        <text:p text:style-name="Standard">Wenn sie ausschwärmen, bekom­men allle einen Bonus von +1, derjenige der als erstes einen Er­folg würfelt, ist der erste am Ort des Geschehens und kann die üb­rigen herbeirufen (diese bekom­men einen Bonus +2 auf ihren Wurf). Wenn sie zusammen­bleiben, würfelt man einmal für alle gegen 6.</text:p>
        <text:p text:style-name="Standard">Bei mehr als 3 Versuchen wird Fre­deric Melissa töten. Bei mehr als 4 Versuchen werden sie Frederic nicht mehr am Ort des verbre­chens antreffen.</text:p>
        <text:p text:style-name="Standard">Die Jungs können wenn sie sich nicht nähern noch einen Schatten/Mann verschwinden se­hen. Sie werden Frederic mit einem Wurf [<text:span text:style-name="T3">PER</text:span>] erkennen. Der­jenige der sich im Streit einge­mischt hat, bekommt einen Bonus von +3.</text:p>
        <text:h text:style-name="Heading_20_2" text:outline-level="2">Verfolgungsjagd <text:alphabetical-index-mark-start text:id="IMark76533028" text:main-entry="true"/>Unsdorf<text:alphabetical-index-mark-end text:id="IMark76533028"/></text:h>
        <text:p text:style-name="Standard">Wenn sie denn Schatten verfolgen, dann müssen sie drei CoS [<text:span text:style-name="T3">Running</text:span>] in Folge gewinnen und mindestens ein [<text:span text:style-name="T3">Survival Urban</text:span>] oder [<text:span text:style-name="T3">Hearing-2</text:span>] um sich immer für die richtige Gasse zu ent­scheiden. Wenn sie sich aufteilen, dann bekommen sie alle einen Bo­nus von +1, allerdings kann es passieren, dass sich Frederic dann einem kurzen Kampf stellen wird.</text:p>
        <text:p text:style-name="Standard">Kommen sie ihm zu nahe, dann wird er „glücklicher­weise“ irgend­wie verschwinden können. Sie hö­ren noch ein Klopfen/Türhäm­mern, das Öffnen und Schließen einer Tür.</text:p>
        <text:p text:style-name="Standard">Ein Wurf gegen [<text:span text:style-name="T3">AK </text:span><text:alphabetical-index-mark-start text:id="IMark76431444" text:main-entry="true"/><text:span text:style-name="T3">Unsdorf</text:span><text:alphabetical-index-mark-end text:id="IMark76431444"/>] und sie werden sich er­innern, dass ganz in der Nähe Freunde von Fre­deric leben. Diese sind aber nicht kooperativ, wenn sie dort vorstellig werden. Wenn sie [<text:span text:style-name="T3">Fast</text:span> Talk] oder [<text:span text:style-name="T3">Di­plomatie</text:span>] kritisch versauen, werden diese hand­greiflich. Wenn sie den Wurf kritisch schaffen, werden die Jungs zugeben, dass Frederic Melissa Avancen ge­macht hat.</text:p>
        <text:p text:style-name="Standard">Wenn Sie vom Mord an Melissa er­zählen, werden sie vorgeben dies nicht zu glauben.</text:p>
        <text:h text:style-name="Heading_20_2" text:outline-level="2">Versteck</text:h>
        <text:p text:style-name="Standard">Sie werden allerdings Frederic keinen weiteren Unter­schlupf ge­währen, aber alles notwendige zur Verfügung stellen, damit dieser aus der Stadt fliehen kann.</text:p>
        <text:p text:style-name="Standard">Sollte sie das Gebäude beobach­ten, so werden sie nach etwa 15 Minuten beobachten können wie zwei vermummte Gestalten das Haus verlassen. Nur ein kri­tischer [<text:span text:style-name="T3">PER</text:span>]-Roll wird sie überzeugen, das Frederic nicht dabei ist. Die beiden sind auf dem Weg den Söld­ner anzuheuern. </text:p>
        <text:p text:style-name="Standard">Frederic selber wird das Haus von hinten verlassen, dies kann man nicht beobachten, außer ein Spieler hat explizit gesagt, dass er sich eine Position sucht, aus der heraus man den rückwärtige Teil des Hauses sehen kann. Allerdings ist diese Position etwa 50 Meter Luft­linie entfernt und man muß dazu eine Mauer erklimmen und auf ein Dach eines Hauses klettern. [<text:span text:style-name="T3">Climbing</text:span>]. Um die Posi­tion zu finden muss man einen [<text:span text:style-name="T3">PER-2</text:span>] schaffen. Wenn man weniger als zwei Versuche benö­tigt, dann kann man beobachten, wie jemand von hin­ten das Haus verlässt. Benötigt man drei oder mehr Würfe, wird man Frederic verpassen. Folgt man Frede­ric wird dieser auf alle Fälle entkommen. Man kann den Spielern aber durch ein paar Würfe die Illusion einer gescheiterten Verfolgung geben.</text:p>
        <text:h text:style-name="Heading_20_2" text:outline-level="2">Nachforschungen</text:h>
        <text:p text:style-name="Standard">Nachforschungen führen dazu, dass Josef Melissa in den letzten Tagen Avancen gemacht hat und diese in abge­lehnt hat. Nötig dafür sind ein paar Gespräche in der Kneipe. </text:p>
        <text:p text:style-name="Standard">Zuhause ist Josef nicht anzu­treffen, der Vogel ist aus­geflogen. Diejenigem die ihm Unterschlupf geboten haben werden der Miliz gestehen, dass sie Josepf ver­steckt haben, aber dieser mittlerweile wieder weg ist.</text:p>
        <text:h text:style-name="Heading_20_2" text:outline-level="2">Miliz</text:h>
        <text:p text:style-name="Standard">Wenn sie die Miliz verständigen, wird diese alles weitere ver­anlassen. Der Kommandant <text:alphabetical-index-mark text:string-value="Hobbes Mezzy"/><text:span text:style-name="T3">Hob­bes Mezzy</text:span> der Miliz wird die Jungs auffordern die Miliz zu unter­stützen. </text:p>
        <text:p text:style-name="Standard">Dafür sollen sie sich in einer Stunden beim Haupt­quartier ein­finden. Mezzy wird die Spieler dazu auf­fordern, Frederic wieder zurück zu bringen und ihn gegebenenfalls bis nach <text:alphabetical-index-mark-start text:id="IMark75452324" text:main-entry="true"/>Virennica<text:alphabetical-index-mark-end text:id="IMark75452324"/> zu verfolgen und dort aufzuspüren.</text:p>
        <text:p text:style-name="Standard">Sollten die Spieler sich weigern, wird Mezzy darauf hin­weisen, das er sie auch zwangsverpflichten kann und die nächsten Wehr­übungen sehr unangenehm werden können.</text:p>
        <text:p text:style-name="Standard">Sie bekommen 500 für den Auftrag und die Spesen ge­deckt. Falls sie Frederic lebend wieder bringen, bekom­men sie je 1000. </text:p>
        <text:h text:style-name="Heading_20_2" text:outline-level="2">Söldner <text:alphabetical-index-mark-start text:id="IMark76533204" text:main-entry="true"/>Neal Howie<text:alphabetical-index-mark-end text:id="IMark76533204"/></text:h>
        <text:p text:style-name="Standard">Die drei Freunde von Josef werden einen etwas versiff­ten Söldner noch in der Nacht anheuern, der Josef sei­ne Verfolger vom Hals hal­ten soll (da dieser Söldner eh die Stadt verlassen wollte/sollte und sie ihm ausrei­chend Geld für eine 1 Monat geben, willigt dieser ein). Dieser Söldner wird sich an die Fersen der Gruppe hef­ten und in der Nacht die Gruppe überfallen. Dabei wird er versuchen keinen Mord zu begehen, sondern wird die Gruppe nur Proviant und Ausrüs­tung bringen, sowie versuchen die Pferde zu stehlen oder zu verletzen oder zu sabotieren. </text:p>
        <text:p text:style-name="Standard">Während der Verfolgung kann er nicht viel machen, außer die Gruppe versaut Ihre Riding Rolls, dann kann er aufholen und er wird versuchen aus einem Hinterhalt heraus die Pferde abzuschießen.</text:p>
        <text:h text:style-name="Heading_20_2" text:outline-level="2">Verfolgungsjagd nach <text:alphabetical-index-mark-start text:id="IMark76533212" text:main-entry="true"/>Virennica<text:alphabetical-index-mark-end text:id="IMark76533212"/></text:h>
        <text:p text:style-name="Standard"><text:alphabetical-index-mark-start text:id="IMark76533212" text:main-entry="true"/>Virennica<text:alphabetical-index-mark-end text:id="IMark76533212"/> ist etwa zwei Tages­reisen (bzw. Etwa 20 Stunden auf einem guten Pferd) entfernt. </text:p>
        <text:p text:style-name="Standard">Um Frederic zu verfolgen muss man gegen [<text:span text:style-name="T3">Tracking</text:span>] würfeln. Die Spuren sind leicht zu finden, da es erst vor kurzem geregnet hat und der Boden weich ist.</text:p>
        <text:p text:style-name="Standard">Frederic geht davon aus, dass er verfolgt werden wird und hat daher alles aus seinem Pferd rausgeholt. Er hat etwa 1,5 Stunden Vor­sprung. Zu dem Zeitpunkt, indem die Gruppe aufbricht, macht Frede­ric seine erste Pause. </text:p>
        <text:p text:style-name="Standard">Wenn Sie aufschließen wird Frede­ric sie hören, oder rechtzeitig genug sehen (sie haben Laternen, ansonsten -2 auf Ridingrolls). An der Laterne kann man Frederic ebenfalls entdecken...</text:p>
        <text:p text:style-name="Standard">Um Frederic einzuholen müssen sie einen CoS [<text:span text:style-name="T3">Riding</text:span>] gegen Frederic schaffen, der schlechteste Spieler ist der ausschlaggebende, außer sie lassen diesen zurück. Wenn Sie mehr als 20 Punkte sammeln, können sie Frederic in der Ferne hören, wenn Frederic mehr als 20 Punkte schafft, werden sie ihn ver­lieren und die Spurensuche wird sehr viel schwerer da er an­scheinend die Strasse verlassen hat.</text:p>
        <text:p text:style-name="Standard">Sollten sie den CoS gewinnen, wird <text:alphabetical-index-mark-start text:id="IMark76533204" text:main-entry="true"/>Neal Howie<text:alphabetical-index-mark-end text:id="IMark76533204"/> ein­greifen und die Gruppe auf alle Fälle einholen und ein Pferd abschießen (braucht man nicht würfeln und es trifft den bes­ten und gefährlichsten Kämpfer der Gruppe).</text:p>
        <text:p text:style-name="Standard">Die Gruppe muss sich gegebenfalls aufspalten und beide verfolgen. Frederic wird ebenfalls wieder ent­kommen, unabhängig was die Gruppe würfelt. Die Gruppe kann Neal einholen wenn sie einen [Riding] CoS schafft. Neal hat einen kleinen Vorsprung von etwa 50 Metern, jeder Punkt Unter­schied macht etwa 10 Meter gut...</text:p>
        <text:p text:style-name="Standard">Ansonsten wird Neal warten bis die Gruppe ihr erstes Nachtlager auf­schlägt (wahrscheinlich kurz vor Morgengrauen). Und dann dort zu­schlagen.</text:p>
        <text:h text:style-name="Heading_20_2" text:outline-level="2">Nachtlager</text:h>
        <text:p text:style-name="Standard">Wenn Sie Wachen aufstellen, werden sie eine Chance haben, Neal zu erwichen, indem sie einen [Perception gegen Steath] ge­winnen. Wenn Sie ihn entdecken, müssen sie einen CoS [Running] schaffen, ansonsten erwischt er wieder.</text:p>
        <text:p text:style-name="Standard">Desweiteren können sie in Wolfs­geheul hören, das an­scheinend nä­her kommt. Allerdings zieht der Tag her­auf, bevor das Wolfsgeheul so nahe ist, das die Wölfe angreifen könnten. Aber man sollte für das zweite Nacht­lager vorberei­tet sein.</text:p>
        <text:p text:style-name="Standard">Sollten Sie sowohl Frederic als auch Neal gefangen haben, werden die Wölfe beim ersten Nachtlager angreifen und Frederic und/oder Neal werden die Ge­legenheit nutzen ihre Fesseln durchzu­schneiden und zu fliehen.</text:p>
        <text:p text:style-name="Standard">Wölfe: Bite 13, Crush 1d+2; Flying Tackle 13<text:line-break/>Zweibeiner: ST 12; DX 11; HT 12, Dodge 12; Speer throwing 13, 1d impaling; Speer 12</text:p>
        <text:h text:style-name="Heading_20_1" text:outline-level="1">In Virennica</text:h>
        <text:h text:style-name="Heading_20_2" text:outline-level="2">Miliz</text:h>
        <text:p text:style-name="Text_20_body"><text:alphabetical-index-mark-start text:id="IMark76267988" text:main-entry="true"/>Virennica<text:alphabetical-index-mark-end text:id="IMark76267988"/> geört zum Reich <text:alphabetical-index-mark-start text:id="IMark75344708" text:main-entry="true"/><text:alphabetical-index-mark-start text:id="IMark75345036" text:main-entry="true"/>Cianil<text:alphabetical-index-mark-end text:id="IMark75345036"/><text:alphabetical-index-mark-end text:id="IMark75344708"/> (zu dem zuletzt Uns­dorf gehört hat)</text:p>
        <text:p text:style-name="Text_20_body">Die örtliche Miliz macht deutlich, dass sie keine Lust hat die Gruppe zu unterstützen, dass sie der Gruppe allerdings auch keine Steine in den Weg legen werden, wenn sie Frederic mit dem nötigen Nachdruck nach Hause bringen wollen.</text:p>
        <text:p text:style-name="Text_20_body">Sie dürfen allerdings keinerlei Ärger machen, sonst könnte sich die Einstellung der Miliz ändern. <text:s/>Der Miliz steht ein gewisser <text:alphabetical-index-mark text:string-value="Elroy Seppanen" text:main-entry="true"/>Elroy Sepp­anen vor. Die Miliz wird ihnen erlauben Kurzschwerter zu tragen, aber keine Bö­gen oder ähnliche Schußwaffen. Breitschwerter und Schild etc wird die Miliz ihnen ver­bieten, alledings wird sie ihnen das Zeug nicht abnehmen.</text:p>
        <text:h text:style-name="Heading_20_2" text:outline-level="2">Kneipen und Her­bergen</text:h>
        <text:p text:style-name="P5">Unterschicht: hier trifft sich die Unterwelt</text:p>
        <text:p text:style-name="P6">Corrupt Peasant (<text:alphabetical-index-mark-start text:id="IMark75452324" text:main-entry="true"/>Scarface<text:alphabetical-index-mark-end text:id="IMark75452324"/>s...)</text:p>
        <text:p text:style-name="P6">Hall of the Demons (<text:alphabetical-index-mark-start text:id="IMark75452324" text:main-entry="true"/>Scarface<text:alphabetical-index-mark-end text:id="IMark75452324"/>s)</text:p>
        <text:p text:style-name="P6">Kind Narwhal's Bar (<text:alphabetical-index-mark-start text:id="IMark75452324" text:main-entry="true"/>Monkeys<text:alphabetical-index-mark-end text:id="IMark75452324"/>)</text:p>
        <text:p text:style-name="Standard">Laughing Laborer Tavern (Mon­keys)</text:p>
        <text:p text:style-name="P5">Mittelschicht</text:p>
        <text:p text:style-name="P6">Lab and the Flask</text:p>
        <text:p text:style-name="P6">Outrageous Alchemist's Bar</text:p>
        <text:p text:style-name="P6">Phoenix and Troll</text:p>
        <text:p text:style-name="P6">Smiling Minister</text:p>
        <text:p text:style-name="P6">Tavern of Phoenixes</text:p>
        <text:p text:style-name="P6"><text:alphabetical-index-mark-start text:id="IMark76267988" text:main-entry="true"/>Red Lion<text:alphabetical-index-mark-end text:id="IMark76267988"/></text:p>
        <text:p text:style-name="P6">Illuminated Goat</text:p>
        <text:p text:style-name="P6">Troll's Alehouse</text:p>
        <text:p text:style-name="Text_20_body">Vile Staff Bar</text:p>
        <text:p text:style-name="P6"><text:span text:style-name="T3">Oberschicht</text:span><text:line-break/>Elegant Blessing Saloon</text:p>
        <text:p text:style-name="P6">Hall of the Marquessas</text:p>
        <text:p text:style-name="Text_20_body">Immoral Eagle</text:p>
        <text:h text:style-name="Heading_20_2" text:outline-level="2">Die Un­terwelt</text:h>
        <text:p text:style-name="Text_20_body">Die Unterwelt in <text:alphabetical-index-mark-start text:id="IMark76431268" text:main-entry="true"/>Virennica<text:alphabetical-index-mark-end text:id="IMark76431268"/> ist momentan zweigeteilt. Es herrscht eine Art Bandenkrieg <text:s/>zwischen zwei Gruppen, die sich gegenseitig die komplette Kontrolle über Vir­ennica streitig machen. Die Miliz weiss über den aktuellen Bandenkrieg und ist darüber recht erfreut, da so die Kriminalität et­was gesunken ist. </text:p>
        <text:p text:style-name="Text_20_body">Die erste Gruppe nennt sich selber <text:alphabetical-index-mark-start text:id="IMark75452324" text:main-entry="true"/>Scarface<text:alphabetical-index-mark-end text:id="IMark75452324"/>, während die erste sich scherzhafterweise „<text:alphabetical-index-mark-start text:id="IMark75738940"/><text:alphabetical-index-mark-start text:id="IMark75344356" text:main-entry="true"/>The drunken Monkey<text:alphabetical-index-mark-end text:id="IMark75344356"/><text:alphabetical-index-mark-end text:id="IMark75738940"/>“ nennt. Die <text:alphabetical-index-mark-start text:id="IMark76325964" text:main-entry="true"/><text:alphabetical-index-mark-start text:id="IMark76807292"/>Monkeys<text:alphabetical-index-mark-end text:id="IMark76807292"/><text:alphabetical-index-mark-end text:id="IMark76325964"/> sind eigentlich eine Abspaltung der <text:alphabetical-index-mark-start text:id="IMark76660716" text:main-entry="true"/>Scarface<text:alphabetical-index-mark-end text:id="IMark76660716"/>s.</text:p>
        <text:p text:style-name="P7"><text:alphabetical-index-mark-start text:id="IMark76533028" text:main-entry="true"/>Nelson Pinner<text:alphabetical-index-mark-end text:id="IMark76533028"/> gehört zu den Scar­faces, so dass die Gruppe nur dann eine Chance hat, wenn sie Kontakt zu den <text:alphabetical-index-mark-start text:id="IMark76415316" text:main-entry="true"/>Monkeys<text:alphabetical-index-mark-end text:id="IMark76415316"/> aufnimmt.</text:p>
        <text:p text:style-name="Standard">Die <text:alphabetical-index-mark-start text:id="IMark75452324" text:main-entry="true"/>Scarface<text:alphabetical-index-mark-end text:id="IMark75452324"/>s werden sowohl Fre­deric als auch die Gruppe igno­rieren. Die drunken <text:alphabetical-index-mark-start text:id="IMark75738940" text:main-entry="true"/>Monkeys<text:alphabetical-index-mark-end text:id="IMark75738940"/> werden früher ode später aus reiner Neugierde den Kontakt zur Gruppe suchen. Je offensiver die Gruppe nach Frederic sucht, desto eher wird Alfonzo die Gruppe kon­taktieren.</text:p>
        <text:p text:style-name="Standard">Die <text:alphabetical-index-mark-start text:id="IMark75452324" text:main-entry="true"/>Monkeys<text:alphabetical-index-mark-end text:id="IMark75452324"/> werden der Gruppe durchaus helfen, da die <text:alphabetical-index-mark-start text:id="IMark75344532" text:main-entry="true"/>Monkeys<text:alphabetical-index-mark-end text:id="IMark75344532"/> sich selber für ehrenhafte Men­schen halten, die einem Mörder niemals decken würden, vor allem wenn es ein Frauenmörder ist. Tat­sächlich ist ein Hauptgrund der Ab­spaltung der Monkey von den <text:alphabetical-index-mark-start text:id="IMark76276300" text:main-entry="true"/>Scarface<text:alphabetical-index-mark-end text:id="IMark76276300"/>s, das die <text:alphabetical-index-mark-start text:id="IMark76277156" text:main-entry="true"/>Scarface<text:alphabetical-index-mark-end text:id="IMark76277156"/>s in den letzten Jahren ein Übermass an Brutalität an den Tag gelegt haben, was zu Unmut in der Bande geführt hatte. </text:p>
        <text:p text:style-name="Standard">Alfonzo hat einen Ziehsohn Herr­schel Bussy, den er wie seinen eigenen Sohn liebt. Herrschel wird die Gruppe als erste entdecken und versuchen der Gruppe die eine oder andere Münze abzulocken. Wenn die Gruppe Herrschel gut be­handelt, werden sie einen Bonus bei den <text:alphabetical-index-mark-start text:id="IMark75452324" text:main-entry="true"/>Monkeys<text:alphabetical-index-mark-end text:id="IMark75452324"/> haben, wenn sie Herrschel ignorieren, dann hat dies keine weiteren Folgen, nur wenn sie Herrschel schlecht behandel, wird dies Folgen haben. Sollten Sie Herrschel schlecht behandeln, so werden die Monkey erst aktiv, nachdem Frederic seinen ersten Mord in <text:alphabetical-index-mark-start text:id="IMark76439452" text:main-entry="true"/>Virennica<text:alphabetical-index-mark-end text:id="IMark76439452"/> vollbracht hat (und dies Alex's Figur in die Schu­he geschoben hat).</text:p>
        <text:h text:style-name="Heading_20_2" text:outline-level="2">Was macht Frederic</text:h>
        <text:p text:style-name="Text_20_body">Frederic hat einen entfernten Cou­sin, der in Verennica lebt. Bei diesem hat er für den ersten Tag Unterschlupf gefunden. Am zwei­ten Tag quartiert er sich im „<text:alphabetical-index-mark-start text:id="IMark76431268" text:main-entry="true"/>Red Lion<text:alphabetical-index-mark-end text:id="IMark76431268"/>“ ein. Der Wirt des <text:alphabetical-index-mark-start text:id="IMark75344532" text:main-entry="true"/>Red Lion<text:alphabetical-index-mark-end text:id="IMark75344532"/> ist loyal gegenüber Frederic, da er eng mit dem Cousin befreundet ist. Sei­nem Cousin hat er was von Wettschulden erzählt und das er hereingelegt worden ist und man ihm nun ein paar Kopfgeldjäger hinterhergeschickt hat. Sein Cou­sin <text:alphabetical-index-mark-start text:id="IMark76415316" text:main-entry="true"/>Nelson Pinner<text:alphabetical-index-mark-end text:id="IMark76415316"/> hat ein paar Kon­takte zur Unterwelt wird dafür sorgen, das er es erfahren wird, wenn Fremde sich nach Frederic erkundigen.</text:p>
        <text:h text:style-name="Heading_20_2" text:outline-level="2">Coun­termeasures by Fre­deric</text:h>
        <text:p text:style-name="Text_20_body">Frederic wird Gerüchte streuen, dass die Gruppe viel Geld bei sich hat und wird letztlich fünf Gesetz­lose da­zubringen, die Gruppe zu überfallen.</text:p>
        <text:p text:style-name="Text_20_body">Wenn die Gruppe zwei von Ihnen verletzt oder anders aus dem Gefecht gesetzt hat, werden die Gesetzlosen fliehen. Sie sind nur spärlich bewaffnet mit Messern und Totschlägern und damit nur eine geringe Gefahr für die Gruppe.</text:p>
        <text:h text:style-name="Heading_20_2" text:outline-level="2">Suche nach Frederic</text:h>
        <text:p text:style-name="Text_20_body">Wenn die Gruppe nach Frederic sucht, kann sie alle Kneipen und Herbergen abklappern, dies wird dann aber den Cousin auf den Plan rufen. </text:p>
        <text:p text:style-name="Text_20_body">Eine zwielichtige Gestalt Kelly Stu­divant wird ihnen einen falschen Tipp für 100 geben, und sich dann aus denn Staub machen. </text:p>
        <text:p text:style-name="Text_20_body">Nach einiger Zeit wird sich Alfonzo zu erkennen geben. Sollte die Gruppe sich gegenüber Herrschel schlecht benommen haben, wird er damit warten bis einer der Spieler für einen Mord in den Kerker kam (einer der Spieler der nicht er­scheint...)</text:p>
        <text:h text:style-name="Heading_20_2" text:outline-level="2">Weitere Morde</text:h>
        <text:p text:style-name="Text_20_body">Frederic wird nach einiger Zeit wei­tere Morde begehen. Es werden immer Frauen sein, denen nach einer Vergewaltigung der Hals durchgeschnitten wurde. </text:p>
        <text:p text:style-name="Text_20_body">Frederic wird vor dem ersten Mord noch einen der Spieler entführen (während dieser mal um die Ecke geht um eine Stange Wasser abzu­stellen) und diesen bewußtlos bei der Leiche zurück zu lassen. Se­pannen wird sofort ahnen, das dieser Spieler nicht der Mörder ist, diesen aber dennoch im Kerker einsperren. </text:p>
        <text:p text:style-name="Text_20_body">Die Spieler werden zeitgleich mit einigen anderen zum Ort des Schreckens gerufen und müßen nun verhindern, dass die Menge einen Lynchmord begeht. Sollte ih­nen dies nicht gelingen, wird die Menge von der Miliz daran ge­hindert werden, dass die Figur ge­tötet wird. Sepannen beweist dabei durchaus Geschick und zeigt, dass er die Stadt unter Kontrolle hat.</text:p>
        <text:h text:style-name="Heading_20_2" text:outline-level="2"><text:alphabetical-index-mark-start text:id="IMark76533212" text:main-entry="true"/>Red Lion<text:alphabetical-index-mark-end text:id="IMark76533212"/></text:h>
        <text:p text:style-name="Text_20_body">Der <text:alphabetical-index-mark-start text:id="IMark76533212" text:main-entry="true"/>Red Lion<text:alphabetical-index-mark-end text:id="IMark76533212"/> ist von drei Seiten of­fen zugänglich, man kann relativ leicht ungesehen in das Gebäude eindringen. </text:p>
        <text:p text:style-name="Text_20_body">Wenn Sie bereits offen beim <text:alphabetical-index-mark-start text:id="IMark76431268" text:main-entry="true"/>Red Lion<text:alphabetical-index-mark-end text:id="IMark76431268"/> nachgefragt haben, werden sie niemals offen Zugang zur Her­berge bekommen, da der Wirt sie natürlich wieder erkennt. </text:p>
        <text:p text:style-name="Text_20_body">Sie können natürlich alle mögli­chen Tricks anwenden um sich heimlich Zugang zu verschaffen. </text:p>
        <text:p text:style-name="Text_20_body">Frederic wird mit seinem Cousin und zwei Freunden in einem Zimmer Karten spielen. Sie werden sich ziemlich sicher fühlen. Das Zimmer ist abgeschlossen, es gibt keine Wachen oder Fallen. Das Spiel dauert ziemlich lange bis in die Nacht hinein. Die Gruppe hat also gute Chancen, dass sie Frede­ric bei Nacht noch wach an­treffen. Wenn sie warten wird der Cousin und die zwei Freunde gegen vier Uhr morgens die Herberge verlassen und Frederic wird sich schlafen legen. Man kann in das Zimmer eindringen indem man das Schloss knackt [<text:span text:style-name="T3">Lockpicking</text:span>] oder einfach die Tür eintritt [<text:span text:style-name="T3">Brawling Kick</text:span>, mindestens 6 Punkte Schaden, jeder Versuch re­duziert den Mindestschaden um 1] (sie öffnet sich nach innen, ist da­her nicht so schwer.</text:p>
        <text:p text:style-name="Standard">Was sie nicht wissen, im Zimmer lebt ein riesiger Dobermann, der sehr furchteinflößend ist [<text:span text:style-name="T3">Fright-Check</text:span>], so das man durchaus vor Schreck erstmal ein paar Se­kunden erstarrt. Der Dobermann wird aber nicht angreifen, sich aber nötigenfalls verteidigen</text:p>
        <text:p text:style-name="Text_20_body">Sobald die Tür aufgeht, wird er aber laut bellen, so das innerhalb kürzester Zeit die ganze Herberge wach ist. </text:p>
        <text:p text:style-name="Text_20_body">Sie haben nachdem sie die Tür ge­öffnet haben 10 Se­kunden Zeit Frederic zu gelangen, sonst wird dieser in Nachtklamotten durchs Fenster abhauen (1. Stock, [<text:span text:style-name="T3">Jum­ping</text:span>]). Wenn jemand hinterspringt und einen CoS [Running] gewinnt, dann kann er Frederic einholen. Kurz darauf kommt die erste Milizeinheit.</text:p>
        <text:p text:style-name="Text_20_body">Ansonsten haben sie 5 Minute Zeit die Herberge zu verlassen und zu Ihren Pferden zu gelangen, bis die erste Milizeinheit eintrifft.</text:p>
        <text:p text:style-name="Text_20_body">In der Herberge wird sie niemand aufhalten (außer wüst be­schimpfen)</text:p>
        <text:p text:style-name="Text_20_body"><text:span text:style-name="T3">Frederic kann fliehen: </text:span>Wenn die Miliz die Gruppe trifft, wird sie ih­nen nicht helfen und gegebenen­falls ge­währen lassen, solange sie nicht in voller Rüstung und mit Schwertern angetroffen wird. Ein erfolgreicher [Fast Talk] kann die Miliz dazu bringen ihnen zu helfen und Frederic zu finden. Die Miliz wird dann die Häuser der Freunde und des Cousins beoabachten, so dass Frederic keinen Ort zum Un­terschlupf finden wird. </text:p>
        <text:p text:style-name="Text_20_body"><text:span text:style-name="T3">Frederic konnte nicht fliehen</text:span>: Die Miliz wird sie zie­hen lassen, sollten sie schwer bewaffnet sein, wird sie die Gruppe und Frederic einsperren und erst am Tag drauf wieder ziehen lassen. Strafe 500, falls sie das Geld nicht haben, wird ihr Equipment verkauft.</text:p>
        <text:p text:style-name="Standard"><text:span text:style-name="T3">Frederic stirbt</text:span>: Sollte Frederic sterben, so wird seine Leiche von der Miliz kassiert. Man wird auf keinen Fall zulassen, dass die Gruppe die Leiche zurück nach <text:alphabetical-index-mark-start text:id="IMark76533204" text:main-entry="true"/>Unsdorf<text:alphabetical-index-mark-end text:id="IMark76533204"/> nehmen. Sepannen ist da sehr streng, die Leiche muß erst offiziell von <text:alphabetical-index-mark-start text:id="IMark76276652" text:main-entry="true"/>Unsdorf<text:alphabetical-index-mark-end text:id="IMark76276652"/> angefordert werden, kurz ohne bürokratischen Aufwand geht nichts.</text:p>
        <text:p text:style-name="Standard">Wenn Sie Frederic gefasst haben: </text:p>
        <text:p text:style-name="Standard">Schon nach kurzer Zeit wird Frederic wieder zu Bewußtsein kommen. Frederic wird auf den ersten Blick so aussehen, als wenn er jeden Moment verbluten würde, wenn man ihm nicht hilft. Mit [PER-4] kann man feststellen, dass die Wunden rapide heilen. Wer genau hinsieht (z.B. weil er gerade First Aid macht oder heilt) erkennt dies mit [PER]. Bereits nach 10 Minuten ist Frederic wieder fit und kommt zu Bewußtsein, wird sich aber weiter bewußtlos stellen [Actingroll wird er schaffen]. Sollte sie ihn mit Heilmagie wieder aufpeppeln werden sie das nicht merken.</text:p>
        <text:p text:style-name="Standard">Frederic wird bei erster Gelegenheit zu fliehen versuchen. Die Fesseln wird er mit Leichtigkeit sprengen. Falls sie verfolgen, wird er sich dem Kampf stellen (da unbewaffnet...). Falls sie verlieren... dann haben sie Frederic erstmal wieder verloren. Wenn sie gewinnen, dann Glück gehabt. Dann sollten sie sich aber was überlegen, wie sie ihn ruhig stellen.</text:p>
        <text:p text:style-name="Standard">Falls sie die Miliz holen wird man ihnen stahlketten zur Verfügung stellen und sie nach <text:alphabetical-index-mark-start text:id="IMark76533204" text:main-entry="true"/>Unsdorf<text:alphabetical-index-mark-end text:id="IMark76533204"/> zurück schicken. Die Miliz wird dann aber mit den Patroulien und den Durchsuchungen beginnen, was auf die Gruppe zurückfallen wird.</text:p>
        <text:p text:style-name="Standard">Falls Frederic fliehen konnte (worauf es hinaus laufen sollte) dann haben sie folgende Möglichkeiten</text:p>
        <text:list text:style-name="L2">
          <text:list-item>
            <text:p text:style-name="P8">Falls die Miliz nicht informiert wurde, wird die Miliz ihre Patroulien und Durchsuchungen nach dem nächsten Mord beginnen. In dem Fall hat die Gruppe bei den Drunken <text:alphabetical-index-mark-start text:id="IMark76533212" text:main-entry="true"/>Monkeys<text:alphabetical-index-mark-end text:id="IMark76533212"/> ein besseres Ständing.</text:p>
          </text:list-item>
          <text:list-item>
            <text:p text:style-name="P8">Wenn die die Miliz von der Gruppe informiert wurde, wird diese ihre Patroulien verstärken und die bekannten Schlupflöcher filzen (auch die Schlupflöcher der Drunken Monekys), dies wird aber auf die Gruppe zurückfallen und die Gruppe hat ein schlechteres Standing.</text:p>
          </text:list-item>
          <text:list-item>
            <text:p text:style-name="P8">die Drunken <text:alphabetical-index-mark-start text:id="IMark76435268" text:main-entry="true"/>Monkeys<text:alphabetical-index-mark-end text:id="IMark76435268"/> selber werden ebenfalls verstärkt nach Frederic suchen.</text:p>
          </text:list-item>
          <text:list-item>
            <text:p text:style-name="P8">Die Drunken <text:alphabetical-index-mark-start text:id="IMark76424332" text:main-entry="true"/>Monkeys<text:alphabetical-index-mark-end text:id="IMark76424332"/> werden die Gruppe auffordern sich an einem Einbruch zu beteiligen, bei dem es darum geht ein paar <text:alphabetical-index-mark-start text:id="IMark76635748" text:main-entry="true"/>Scarface<text:alphabetical-index-mark-end text:id="IMark76635748"/>s dingfest zu machen, von denen die <text:alphabetical-index-mark-start text:id="IMark76435268" text:main-entry="true"/>Monkeys<text:alphabetical-index-mark-end text:id="IMark76435268"/> ausgehen, das diese was über den Aufenthaltsort von Frederic wissen. Diese sollen auch dazu dienen ein Druckmittel zu haben um eventuell Frederic von den <text:alphabetical-index-mark-start text:id="IMark76807820" text:main-entry="true"/>Scarface<text:alphabetical-index-mark-end text:id="IMark76807820"/>s zu fordern.</text:p>
          </text:list-item>
          <text:list-item>
            <text:p text:style-name="P8">Die <text:alphabetical-index-mark-start text:id="IMark76319340" text:main-entry="true"/>Scarface<text:alphabetical-index-mark-end text:id="IMark76319340"/>s werden erstmalig auf Frederic aufmerksam und werden den Deal mit ihm machen, seinen Tot vorzutäuschen. Dazu werden sie Kontakt zu den <text:alphabetical-index-mark-start text:id="IMark76277596" text:main-entry="true"/>Monkeys<text:alphabetical-index-mark-end text:id="IMark76277596"/> herstellen und ihnen Frederic zum Verkauf/ Austausch gegen die anderen <text:alphabetical-index-mark-start text:id="IMark76435268" text:main-entry="true"/>Scarface<text:alphabetical-index-mark-end text:id="IMark76435268"/>s anbieten. Die <text:alphabetical-index-mark-start text:id="IMark76807644" text:main-entry="true"/>Monkeys<text:alphabetical-index-mark-end text:id="IMark76807644"/> werden auf den vorgetäuschten Deal hereinfallen und nicht wissen, dass es die <text:alphabetical-index-mark-start text:id="IMark76661036" text:main-entry="true"/>Scarface<text:alphabetical-index-mark-end text:id="IMark76661036"/>s sind die das ganze eingefädelt haben.</text:p>
          </text:list-item>
        </text:list>
        <text:h text:style-name="Heading_20_2" text:outline-level="2">Frederic's Abschied</text:h>
        <text:p text:style-name="Text_20_body">Sollten sie Frederic nicht bekom­men, wird dieser sich ein Spezial ausdenken und seinen Tod faken. </text:p>
        <text:p text:style-name="Text_20_body">Dazu wird sich Frederic nach einigen Tagen wieder bei seinem Cousin melden und einen Deal aushandeln. Fre­deric verpflichet sich der <text:alphabetical-index-mark-start text:id="IMark76533204" text:main-entry="true"/>Scarface<text:alphabetical-index-mark-end text:id="IMark76533204"/> für einige Jahre, da­für werden ihn die <text:alphabetical-index-mark-start text:id="IMark76527588" text:main-entry="true"/>Scarface<text:alphabetical-index-mark-end text:id="IMark76527588"/>shel­fen seinen Tod vorzu­spielen und so die Gruppe hereinzulegen.</text:p>
        <text:p text:style-name="Text_20_body">Wenn die Gruppe bleibt und weiter nach Frederic sucht, wird nach einigen Tagen ein Angebot kom­men, Frederic für 500 zu „ver­kaufen“ Man wird ihnen eine Stelle nennen, bei der die Übergabe stattfinden wird. Bei der Übergabe wird sich Frederic losreißen ein Messer entwenden und einen der Männer verletzen, im Gegenzug wird er getötet. Das ganze wird recht realis­tisch sein und die Gruppe überzeugen.</text:p>
        <text:p text:style-name="Text_20_body">Sie werden die Leiche nicht be­kommen, da die kurz drauf eine Milizeinheit zufälligerweise sich nä­hern wird und die Männer Druck machen, das alle verschwinden sollen.</text:p>
        <text:h text:style-name="Heading_20_2" text:outline-level="2">Der vorgetäuschte Mord</text:h>
        <text:p text:style-name="Standard">Die Übergabe von Frederic wird nachts stattfinden, auf einer Brücke über dem Fluss.</text:p>
        <text:p text:style-name="Standard">Frederic wird lediglich an den Händen gefesselt sein und kurz vor der Übergabe seinem Wächter zwischen die Beine treten, sein Messer aus dem Gürtel ziehen und versuchen damit die Fesseln zu durchschneiden. Der zweite Wächter wird ihm dann das Genick brechen. </text:p>
        <text:p text:style-name="Standard">Es wird dann einen ziemlichen Aufruhr geben und die <text:alphabetical-index-mark-start text:id="IMark76431268" text:main-entry="true"/>Monkeys<text:alphabetical-index-mark-end text:id="IMark76431268"/> werden darauf drängen, dass sie und die Gruppe schnellstens verschwinden (man hört in der Ferne bereits die Miliz, die einen Tipp von den <text:alphabetical-index-mark-start text:id="IMark76325964" text:main-entry="true"/>Scarface<text:alphabetical-index-mark-end text:id="IMark76325964"/>s bekommen hat) sollen. Die Gruppe wird keine Möglichkeit haben die Leiche zu untersuchen. Sie bekommen aber noch mit, wie Frederic noch der Hals durchschnitten wird und der dann über die Brücke in den Fluss geworden wird.</text:p>
        <text:p text:style-name="Standard">Die ganze Aktion ist von den <text:alphabetical-index-mark-start text:id="IMark76533028" text:main-entry="true"/>Scarface<text:alphabetical-index-mark-end text:id="IMark76533028"/>s hektisch geplant worden und der Mann der übergeben wurde ist nicht Frederic sondern ein von den <text:alphabetical-index-mark-start text:id="IMark76424332" text:main-entry="true"/>Scarface<text:alphabetical-index-mark-end text:id="IMark76424332"/>s Verurteilter der von dem Magier der <text:alphabetical-index-mark-start text:id="IMark76807468" text:main-entry="true"/>Scarface<text:alphabetical-index-mark-end text:id="IMark76807468"/>s mittels Magie zu Frederic verändert wurde. Diese Veränderungen sind aber nicht permanent.</text:p>
        <text:h text:style-name="Heading_20_2" text:outline-level="2">Die Suche nach der Leiche</text:h>
        <text:p text:style-name="Text_20_body">Die Gruppe kann den Fluss entlang nach der Leiche von Frederic suchen. </text:p>
        <text:p text:style-name="Text_20_body">Sie werden auf dem Weg dorthin das erste mal einen dieser Strange Wulfs sehen, der aus dem Dickicht ins freie tritt und offensichtlich Angst vor der Gruppe hat. </text:p>
        <text:p text:style-name="Text_20_body">Die Gruppe kann erkennem, das dieses Tier scheinbar Schmuck und Panzerteile trägt, die aber irgendwie mit dem Tier verwachsen sind. Wenn sie den Wolf angreifen ,wird dieser fliehen. Die Scouts werden aber nun vermuten, dass die Gruppe Genträger sind.</text:p>
        <text:p text:style-name="Text_20_body">Sie werden die Leiche von Frederic an einer Wehrmauer finden, und dort in einen Hinterhalt geraten. Ihnen <text:s/>wird dort von einer Gruppe der Scarfaces aufgelauert werden. </text:p>
        <text:p text:style-name="Text_20_body">Falls diese die Gruppe überwältigen können wird Neal Howie auftauchen und aus dem Hinterhalt heraus ein oder zwei Scarfaces erschießen. Er macht dies aus zwei Gründen heraus, ersten weil er ein schlechtes Gewissen hat, weil er einem Mörder half und zweitens weil er hofft, das die Gruppe ein gutes Wort für ihn einlegt.</text:p>
        <text:p text:style-name="Standard">Falls die Gruppe ihn festnehmen will, wird er sich wehren, falls nötig bis zum Tot.</text:p>
        <text:p text:style-name="Standard">Wenn Sie die Leiche untersuchen, dann werden sie ein Tatoo auf der Brust entdecken, ein ziemlich großes und geschmackloses zerbrochenes Herz indem die die Buchstaben C und H stehen. Sie wissen nicht ob Frederic so ein Tatoo hatte. Wer genauer hinsieht wird erkenn, dass das Tatoo relativ neu ist, erst ein paar Monate alt...</text:p>
        <text:p text:style-name="Standard">Corinna kann für die Gruppe durch Ihre Kontakte herausfinden, das wer der dejenige ist, indem sie ihre Freudinnen auf der Straße befragt. -&gt; Dadurch kann man herausfinden, das die Leiche nicht Frederich ist.</text:p>
        <text:h text:style-name="Heading_20_2" text:outline-level="2">Was wird mit der Leiche?</text:h>
        <text:p text:style-name="Standard">Wenn Sie die Leiche zurück nach Virennica bringen, hängt es davon ab, wie sie es anstellen. Bekommt die Miliz Wind davon, dann wird sie die Leich fordern und offiziell nach Ankündigung verbrennen. Sie wollen die Leiche zur Schau stellen um das Volk zu beruhigen. </text:p>
        <text:p text:style-name="Standard">Wenn Sie die Leiche an die Monkeys übergeben, werden diese die Leiche nachts an einem öffentlichen Platz zur Schau stellen und dann wird die Miliz die Leiche in die Finger bekommen, siehe dann Absatz oben.</text:p>
        <text:p text:style-name="Standard">In Virennica wird die Leiche letzlich verbrannt werden und die bekommt von der Miliz zusätzlich je 1.000$ ausbezahlt.</text:p>
        <text:h text:style-name="Heading_20_2" text:outline-level="2">Heimreise </text:h>
        <text:p text:style-name="Text_20_body">Auf dem Rückweg nach <text:alphabetical-index-mark-start text:id="IMark76533028" text:main-entry="true"/>Unsdorf<text:alphabetical-index-mark-end text:id="IMark76533028"/> wird es zu dem Überfall durch die Wölfe und die Zweibeiner kommen, die bereits wissen, das die Sequenz bei der Gruppe am Erwachen ist. </text:p>
        <text:p text:style-name="Standard">Die Zweibeiner werden versuchen die Gruppe nicht zu töten sondern nur bewußtlos schlagen (ihr Nachschub ist knapp; daher werden sie so wenig mit ihren Waffen schießen wie möglich...)</text:p>
        <text:p text:style-name="Standard">Die Gruppe wird diesmal einen der Scouts sehen, in Vollkörperrüstung (sieht aus wie ein Ritter...).</text:p>
        <text:p text:style-name="Standard">Sobald die Gruppe nach eine dramatischen Abwehrschlacht gefallen ist, wird die Eingreiftruppe die Scouts verjagen und die Gruppe retten. </text:p>
        <text:h text:style-name="Heading_20_1" text:outline-level="1">Zurück in <text:alphabetical-index-mark-start text:id="IMark76431388" text:main-entry="true"/>Unsdorf<text:alphabetical-index-mark-end text:id="IMark76431388"/></text:h>
        <text:h text:style-name="Heading_20_2" text:outline-level="2">Rapport und Belohnung</text:h>
        <text:p text:style-name="Standard">In <text:alphabetical-index-mark-start text:id="IMark76431364" text:main-entry="true"/>Unsdorf<text:alphabetical-index-mark-end text:id="IMark76431364"/> wird man den Tod von Frederic zur Kenntniss nehmen. Die Sonderprämie bekommen sie, wenn Frederic bei der Übergabe „getötet“ wurde, da die Miliz in <text:alphabetical-index-mark-start text:id="IMark76424332" text:main-entry="true"/>Unsdorf<text:alphabetical-index-mark-end text:id="IMark76424332"/> davon ausgeht, das sie Frederic sonst lebend nach Hause gebracht hätten.</text:p>
        <text:p text:style-name="Standard">Wenn die Gruppe vom Überfall der Wölfe/Zweibeiner berichtet, wird dies für großen Aufruhr sorgen und man wird überlegen was zu tun ist. </text:p>
        <text:h text:style-name="Heading_20_2" text:outline-level="2">Suche nach den Wölfen</text:h>
        <text:p text:style-name="Standard">Man überlegt einen bewaffneten Trupp loszuschicken und die beiden Gruppen aufzuspüren und irgendwas herauszufinden. Die Gruppe soll diesen bewaffneten Trupp begleiten und zu der Stelle des Überfalls bringen. Man wird die Gruppe nicht allein gehen lassen sondern etwa 10 bewaffnete Männer zur Seite stellen.</text:p>
        <text:p text:style-name="Standard">Nach einiger Zeit suchen wird man eine Stelle finden wo einer dieser toten Wölfe liegt. Die Land ringsherum ist stellenweise verbrannt, Löcher im Boden und starke Spuren von schweren Fuhrwerken. <text:s/></text:p>
        <text:p text:style-name="Standard">Man kann den Wolf untersuchen und wird feststellen, das die Schmuck und Panzerteilen tief in den Körper gehen...</text:p>
        <text:p text:style-name="Standard">Man kann den Spuren folgen, bis sie zu der Höhle kommen. Dort kommen sie aber erstmal nicht weiter. Die Höhle ist offenkundig vor einigen Tagen noch als Nachtlager benutzt worden. Die Spuren enden in einem langen Tunnel, der sich als Sackgasse herausstell.</text:p>
        <text:p text:style-name="Standard">Hier befindet sich der Eingang zu einer alten und vergessenen Kontrollstelle, zu dem aber nur Mitglieder der KONTROLLE haben. </text:p>
        <text:h text:style-name="Heading_20_2" text:outline-level="2">Bote aus Virennica</text:h>
        <text:p text:style-name="Standard">Es wird ihnen ein Bote aus <text:alphabetical-index-mark-start text:id="IMark76431388" text:main-entry="true"/>Virennica<text:alphabetical-index-mark-end text:id="IMark76431388"/> entgegenkommen, der ihnen berichten wird, das in <text:alphabetical-index-mark-start text:id="IMark76807116" text:main-entry="true"/>Virennica<text:alphabetical-index-mark-end text:id="IMark76807116"/> wieder ein Mord begangen wurde und man davon ausgeht, das es Frederic ist (es gibt Zeugen, die eine Beschreibung abgaben, die nur auf Frederic passt). Die Miliz in <text:alphabetical-index-mark-start text:id="IMark76807972" text:main-entry="true"/>Virennica<text:alphabetical-index-mark-end text:id="IMark76807972"/> will das <text:alphabetical-index-mark-start text:id="IMark76660940" text:main-entry="true"/>Unsdorf<text:alphabetical-index-mark-end text:id="IMark76660940"/> informiert ist und man bittet um Unterstützung. Der Kommandant bescließt nach <text:alphabetical-index-mark-start text:id="IMark76276300" text:main-entry="true"/>Virennica<text:alphabetical-index-mark-end text:id="IMark76276300"/> aufzubrechen und dort die Suche nach Frederic zu unterstützen. </text:p>
        <text:h text:style-name="Heading_20_1" text:outline-level="1">Zurück in Virennica</text:h>
        <text:p text:style-name="Standard">In <text:alphabetical-index-mark-start text:id="IMark76533204" text:main-entry="true"/>Virennica<text:alphabetical-index-mark-end text:id="IMark76533204"/> ist die Stimmung schlecht. Die Bürger sehen in der Truppe aus <text:alphabetical-index-mark-start text:id="IMark76276868" text:main-entry="true"/>Unsdorf<text:alphabetical-index-mark-end text:id="IMark76276868"/> einen Affront; erst kommt der Mörder aus <text:alphabetical-index-mark-start text:id="IMark76277020" text:main-entry="true"/>Unsdorf<text:alphabetical-index-mark-end text:id="IMark76277020"/>t (dies ist mehr ein Gerücht, hat sich aber bereits in der ganzen Stadt herumgesprochen und Sepannen hat dies nicht überzeugend dementiert und dann soll auch noch die Miliz aus <text:alphabetical-index-mark-start text:id="IMark75344668" text:main-entry="true"/>Unsdorf<text:alphabetical-index-mark-end text:id="IMark75344668"/> helfen. </text:p>
        <text:h text:style-name="Heading_20_2" text:outline-level="2">Unterstützung aus Unsdorf</text:h>
        <text:p text:style-name="Standard">Die Truppe aus <text:alphabetical-index-mark-start text:id="IMark76431444" text:main-entry="true"/>Unsdorf<text:alphabetical-index-mark-end text:id="IMark76431444"/> wird aber dennoch als Offizielle Miliz mit den gleichen Rechten wie die eigene Miliz behandelt.</text:p>
        <text:h text:style-name="Heading_20_2" text:outline-level="2">Weitere Morde</text:h>
        <text:p text:style-name="Standard">Hier kann man die Gruppe mal etwas Eigeninitiative entwickeln. Alle Versuche Frederic zu finden werden aber fehlschlagen. Er scheint einfach nicht auftauchen zu wollen, dennoch wird es alle zwei oder drei Tage zu einem weiteren Mord kommen. Dabei scheint es so zu sein, das Frederic bereits in fest verbarikadierte Häuser eindringen kann und dort seine Opfer tötet. Man kann erkennen, das er mit jedem Mord an Brutalität und Grausamkeit zulegt. Irgendwann wird Frederic soweit gehen, alle Bewohner zu töten; Frauen werden vergewaltigt und anschließend verstümmelt. Männer werden gleich getötet und scheinen aus allen Körperöffnungen zu verbluten (auch hier kann man leicht erkennen, dass Frederic immer grausamer wird, die ersten Opfer sind „nur“ verblutet, die weiteren Opfer sind teilweise schon von innern heraus aufgebrochen und explodiert. </text:p>
        <text:h text:style-name="Heading_20_2" text:outline-level="2">Stimmung in Unsdorf</text:h>
        <text:p text:style-name="Standard">Die Stimmung in Unsdorf ist extrem schlecht. Die Stadt beschließt weitere Truppen aus umliegenden Städten zu beordern und es tummeln sich allerei Sondereinheiten der GILDE und des Reiches Umnia in Virennica.</text:p>
        <text:h text:style-name="Heading_20_2" text:outline-level="2">Corinna Bierbrower</text:h>
        <text:p text:style-name="P9">Bei der Hure Corinna (um ihr eine wichtigere Rolle zu geben) erwacht die Sequenz ebenfalls und sie kann andere Genträger erkennen.</text:p>
        <text:p text:style-name="P9">Sie weiss die Gruppe ebenfalls die Gensequenz hat und das diese erwacht (sie weiß aber nicht wie stark die Sequenz bei ihr oder der Gruppe ist).</text:p>
        <text:p text:style-name="P9">Sie hatte Kontakt zu Frederic der sie ebenfalls töten wollte und sie hat erkannt das die Sequenz bei Frederic erwacht und extrem stark ist. Sie vermutet, das das was Frederic zum Töten veranlasst das ist was sie bei sich und der Gruppe spürt. </text:p>
        <text:p text:style-name="P9">Aufgrund ihrer eigenen Sequenz konnte sie Frederic entkommen, auch wenn sie bisher nicht genau weis wie sie ihm entkommen konnte, da sich daran nicht mehr erinnern kann. </text:p>
        <text:p text:style-name="P9">Sie hat bisher niemanden davon erzählt und wird dies nur Saschas Figur erzählen. Eventuell wird Corinna diejenige sein, die Frederic ein weiteres mal schlagen kann.</text:p>
        <text:h text:style-name="Heading_20_2" text:outline-level="2">Der Magier der Scarfaces</text:h>
        <text:p text:style-name="P9">Corinna wird desweiteren ihnen den Tipp geben, dass die Scarfaces einen Magier haben, der die Leiche dahingehen verändert hat, das sie wie Frederic aussieht.</text:p>
        <text:p text:style-name="P9">Sie wird zusammen mit den Drunken Monkeys herausfinden wo sich der dieser Magier befindet. Die Drunken Monkeys wollen sich diesen Kerl schnappen und für sich selber verhören. Sie werden also darauf bestehen, dass niemand Offizielles (Miliz oder Gilde davon Wind bekommt).</text:p>
        <text:p text:style-name="P9">Was weder Corinna noch die Drunken Monkeys wissen, ist das dies ein Hinterhalt der Scarfaces (Frederic) ist mit dem einzigen Ziel die Gruppe festzusetzen, die Frederic für ein ein persönliches Problem hält.</text:p>
        <text:h text:style-name="Heading_20_2" text:outline-level="2">Die Scouts und Frederic</text:h>
        <text:p text:style-name="P9">Da Frederic mittlerweile Kontakt zu den Scouts hat (die selber an Frederic interessiert sind tot oder lebendig) werden ihn diese dazu bringen die Gruppe lebend zu fassen, da sie diese für sich selber haben wollen (den genauen Grund haben sie ihm nicht genannt und Frederic hat nicht nach gefragt). </text:p>
        <text:p text:style-name="P9">Die Scouts haben Frederic Geld und Unterstützung angeboten, wenn er mit ihnen zusammen arbeitet und sich als Agenten des Karant'schen Empires ausgegeben, die hier von langer Hand ein Eroberungskrieg planen. </text:p>
        <text:p text:style-name="P9">Dies hat Frederic gefressen. </text:p>
        <text:p text:style-name="Standard">In Wahrheit wollen sie nur Frederic in Sicherheit wiegen und ihn und die Gruppe von Revelation wegschaffen.</text:p>
        <text:p text:style-name="Standard">Durch die einzelnen Morde allerdings sind die Scouts extrem mißtrausisch geworden und wollen ihn lieber tot als lebend. Desweiteren haben sie auch festgestellt, das sich Virennica mittlerweile sehr viele Genträger tummeln und sind entsprechend noch nervöuser geworden.</text:p>
        <text:h text:style-name="Heading_20_2" text:outline-level="2">Die <text:alphabetical-index-mark-start text:id="IMark76533212" text:main-entry="true"/>Schicksalsgemeinschaft<text:alphabetical-index-mark-end text:id="IMark76533212"/></text:h>
        <text:p text:style-name="Standard">Durch die Gefangennahme der Gruppe wird der Anführer der Gemeinschaft ausgesprochen sauer reagieren und Frederic aus der Gemeinschaft verstoßen mit allen Konsequenzen.</text:p>
        <text:p text:style-name="Standard">Die Gruppe kann ein Streitgespräch zwischen Frederic hören und Salomon dem Oberhaupt der <text:alphabetical-index-mark-start text:id="IMark76533028" text:main-entry="true"/>Schicksalsgemeinschaft<text:alphabetical-index-mark-end text:id="IMark76533028"/>. </text:p>
        <text:p text:style-name="Standard">Salomon ist Frederic an Macht ebenbürtig, verabscheut aber das Töten. In der Schlacht wird er sich also eher nicht hervortun.</text:p>
        <text:p text:style-name="Standard">Wenn er das Höhlensystem verlässt, dann wird er die Gruppe (besonders Andi's Figur) eingehend mustern und einem der Scarfaces (einem Sympathisanten) zunicken. Dies ist das Zeichen, das in der folgenden Nacht die gruppe befreit und Frederic getötet werden soll. </text:p>
        <text:h text:style-name="P10" text:outline-level="1">Die Scouts</text:h>
        <text:p text:style-name="Standard">Bei dem Gerücht mit den Wölfen und den Zweibeinern handelt es sich um eine <text:alphabetical-index-mark-start text:id="IMark76533028" text:main-entry="true"/>Scout<text:alphabetical-index-mark-end text:id="IMark76533028"/>inggruppe, der es gelungen ist, die Barrikaden von Revelation zu durchdringen und auf Revelation zu landen. </text:p>
        <text:p text:style-name="Text_20_body">Diese Gruppe hatte nicht die Möglichkeit besonders viel Material mitzunehmen und ist ebenso re­lativ klein. Sie besteht aus drei <text:alphabetical-index-mark-start text:id="IMark76267988" text:main-entry="true"/>Scout<text:alphabetical-index-mark-end text:id="IMark76267988"/>s und etwa 10 Wölfen. </text:p>
        <text:p text:style-name="Standard">Die Wölfe sind schlicht dafür da, Die Genträger zu finden und die <text:alphabetical-index-mark-start text:id="IMark76533204" text:main-entry="true"/>Scout<text:alphabetical-index-mark-end text:id="IMark76533204"/>s vor wilden Tieren zu schützen</text:p>
        <text:p text:style-name="Standard">Die <text:alphabetical-index-mark-start text:id="IMark76431268" text:main-entry="true"/>Scout<text:alphabetical-index-mark-end text:id="IMark76431268"/>s haben den Auftrag Genträger zu finden und bei Ge­legenheit festzusetzen. Sie wissen, das die Gentgräger über große Macht verfügen und sind entspre­chend ängstlich und damit auch vorsichtig.</text:p>
        <text:p text:style-name="Text_20_body">Die Scouts wissen von Frederic und werden nach dem erstenn Encounter der Gruppe auch vermuten, dass die Gensequenz bei der Gruppe erwacht ist. Sie werden daher versuchen die Gruppe auf ihrem Heimweg festzusetzen. Bei diesem Encounter wird die Eingreifgruppe das erste mal für die Gruppe in Erscheinen treten.</text:p>
        <text:p text:style-name="Text_20_body">Wenn Sie die Gruppe entdecken, dann werden sie versuchen, die Gruppe festzunehmen. Dabei werden sie keinen Erfolg haben, da der <text:alphabetical-index-mark-start text:id="IMark76533028" text:main-entry="true"/>Scout<text:alphabetical-index-mark-end text:id="IMark76533028"/>inggruppe bereits ein Eingreifteam auf den Fersen ist. Sobald die Gruppe besiegt und festgesetzt ist, wird die Eingreift­ruppe als Deus Ex Machina aufta­chen und die <text:alphabetical-index-mark-start text:id="IMark76807468" text:main-entry="true"/>Scout<text:alphabetical-index-mark-end text:id="IMark76807468"/>s und Wölfe tö­ten. Dies wird einer der Spieler mitbekommen, der am besten ge­kämpft und am längsten ausgehal­ten hat. Die übrigen sind zudem Punkt bereits bewußtlos. </text:p>
        <text:p text:style-name="Text_20_body">Wenn die Gruppe wiede erwacht, werden sie alleine sein, all ihr Equipment an Ort und Stelle, aber keinerlei Leichen. Man kann den Spuren eine Zeit lang folgen, bis zu einem Punkt, wo sich die Spuren quasi in nichts auflösen. </text:p>
        <text:p text:style-name="Text_20_body">Die Eingreiftruppe hat die feste Order sich der Genträger nicht zu erkennen zu geben oder in ir­geinerweise zu manipulieren. </text:p>
        <text:p text:style-name="Text_20_body">Sie werden lediglich sehr schwere Verletzungen stabilisieren.</text:p>
        <text:p text:style-name="Text_20_body"/>
        <text:h text:style-name="P10" text:outline-level="1">Die Eingreifgruppe</text:h>
        <text:p text:style-name="Text_20_body">Die Eingreifgruppe ist eine gut ausgerüstete Gruppe die die Scouts einfangen und wieder zurück bringen soll. Diese Eingreifgruppe mus verdeckt und unauffällig arbeiten und darf keine allzu großen Spuren hinterlassen.</text:p>
        <text:p text:style-name="Text_20_body">Ihre Aufgabe ist es definitiv nicht Genträger zu finden oder festzusetzen. Ihre Vorgesetzten sind der Meinung dass es ncoh zu früh ist bereits einzugreifen und Genträger zu verschleppen. Zumal die Interstellare Gemeinschaft noch nicht entschieden hat, wie mit Revelation und den erwachten Genträgern umzugehen ist.</text:p>
        <text:p text:style-name="Text_20_body"/>
        <text:h text:style-name="P10" text:outline-level="1">Die <text:alphabetical-index-mark-start text:id="IMark76533028" text:main-entry="true"/>Schicksalsgemeinschaft<text:alphabetical-index-mark-end text:id="IMark76533028"/></text:h>
        <text:p text:style-name="Text_20_body">Diese Gemeinschaft besteht aus Menschen bei denen die Sequenz erwacht ist und die bereits über besondere Fähigkeiten verfügen. </text:p>
        <text:p text:style-name="Text_20_body">Bisher gab es noch keinen Zwischenfall wie mit Frederic, daher konnte sich die <text:alphabetical-index-mark-start text:id="IMark76533148" text:main-entry="true"/>Schicksalsgemeinschaft<text:alphabetical-index-mark-end text:id="IMark76533148"/> bisher gut vor der GILDE und den übrigen Reichen verstecken. Es kursieren zwar Gerüchte in den einzelnen Reichen, Organisationen und in der GILDE, aber Frederic ist der erste der wirklich sehr offen in Erscheinung trat.</text:p>
        <text:p text:style-name="Text_20_body">Die Schciksalsgemeinschaft hat erstmals in Unsdorf Frederic gefunden und Kontakt aufgenomme. Frederic hat zugestimmt sich der Gemeinschaft anzuschließen und geschworen ihre Regeln zu beachten. Als die Sequenz immer stärker wurde und er die Mordlust nicht mehr unterdrücken konnte, began er zu morden und beschloss seine Fähigkeiten zu seinem Vorteil zu nutzen. </text:p>
        <text:p text:style-name="Text_20_body">Das er damit die Gemeinschaft in Gefahr bringt ist Frederic egal.</text:p>
        <text:p text:style-name="Text_20_body">Die <text:alphabetical-index-mark-start text:id="IMark76431268" text:main-entry="true"/>Schicksalsgemeinschaft<text:alphabetical-index-mark-end text:id="IMark76431268"/> wird daher versuchen Frederic zu stoppen und zu töten falls es anders nicht geht.</text:p>
        <text:h text:style-name="P10" text:outline-level="1">DIE <text:alphabetical-index-mark-start text:id="IMark76533204" text:main-entry="true"/>GILDE<text:alphabetical-index-mark-end text:id="IMark76533204"/></text:h>
        <text:p text:style-name="Text_20_body">Die GUILDE ist durch zwei Magier vertreten. </text:p>
        <text:p text:style-name="Text_20_body"><text:alphabetical-index-mark-start text:id="IMark76533028" text:main-entry="true"/><text:span text:style-name="T1">Lucius Lynah</text:span><text:alphabetical-index-mark-end text:id="IMark76533028"/> ist der Sekretär und damit der zweithöchste Magier und <text:alphabetical-index-mark-start text:id="IMark76319340" text:main-entry="true"/><text:span text:style-name="T1">Ronny Dannard</text:span><text:alphabetical-index-mark-end text:id="IMark76319340"/> ist der <text:alphabetical-index-mark-start text:id="IMark76325964" text:main-entry="true"/>GILDE<text:alphabetical-index-mark-end text:id="IMark76325964"/>NMEISTER. In Virennica sind offiziell nur diese beiden stationiert. Weitere Magier gibt es in dieser Stadt nicht (abgesehen von einer handvoll Anfänger mit M0 und einigen wenigen Sprüchen).</text:p>
        <text:h text:style-name="Heading_20_2" text:outline-level="2">Die Hand der GILDE</text:h>
        <text:p text:style-name="Text_20_body">Lucius hat allerdings eine Hand von Magiern nach Virennica beordert nachdem die Gruppe ihn über Frederic informiert hatte und diese Hand wird gegebenenfalls eingreifen und der Gruppe als Deus Ex Machina die Gruppe retten.</text:p>
        <text:p text:style-name="Standard">Diese Hand besteht aus fünf Magiern , die die Gruppe beobachten werden. Bei Gefahr können diese Magier eingreifen und der Gruppe helfen.</text:p>
        <text:h text:style-name="Heading_20_2" text:outline-level="2">Wissenstand</text:h>
        <text:p text:style-name="Standard">Die Gilde hat die ersten Gerüchte vernommen, dass es Menschen mit übernatürlichen Kräften gibt, die besser als ein Magier sind. Die GILDE weiss nichts über die Gensequenz und nimmt bisher die Gerüchte nicht sonderlich ernst. </text:p>
        <text:p text:style-name="Standard">Dies hat sich mit Frederic und den Berichten der Gruppe geändert. Daher bekommt auch Lucius die Hand zur Verfügung gestellt. </text:p>
        <text:p text:style-name="Standard">Die GILDE wird sich bemühen Frederic in die Finger zu bekommen und hofft das sie über die Gruppe an ihn herankommt.</text:p>
        <text:h text:style-name="P10" text:outline-level="1">Mordserie</text:h>
        <text:h text:style-name="Heading_20_2" text:outline-level="2">Die Morde</text:h>
        <text:h text:style-name="Heading_20_3" text:outline-level="3">Mord 1, <text:span text:style-name="T3">Melissa Kraudige</text:span></text:h>
        <text:p text:style-name="Text_20_body"><text:span text:style-name="T3">Melissa Kraudige</text:span>, Unsdorf</text:p>
        <text:h text:style-name="Heading_20_3" text:outline-level="3">Mord 2, <text:span text:style-name="T3">Basilia Balasa</text:span></text:h>
        <text:p text:style-name="Text_20_body"><text:span text:style-name="T3">Basilia Balasa</text:span>, Virennica; diesen Mord wollte Frederic der Gruppe in die Schuhe schieben.</text:p>
        <text:p text:style-name="Text_20_body">19 Jahre, rotharrig.</text:p>
        <text:h text:style-name="Heading_20_3" text:outline-level="3">Mord 3, <text:span text:style-name="T3">Zenia Seegert</text:span></text:h>
        <text:p text:style-name="Text_20_body"><text:span text:style-name="T3">Zenia Seegert</text:span>, 18 Jahre, blond, Strassenhure</text:p>
        <text:p text:style-name="P11">Ab hier hält man Frederic für tot.</text:p>
        <text:h text:style-name="Heading_20_3" text:outline-level="3">Mord 4, <text:span text:style-name="T3">Breana Papay</text:span></text:h>
        <text:p text:style-name="Text_20_body"><text:span text:style-name="T3">Breana Papay</text:span>, 20 Jahre, brünett, Strassenhure</text:p>
        <text:p text:style-name="P12">Von Ihr kann man nur in Erfahrung bringen, das sie eigentlich niemand kennt, da sie erst seit einigen wenigen Monaten in der Stadt ist und man nicht weiss, woher sie stammt.</text:p>
        <text:h text:style-name="Heading_20_3" text:outline-level="3">Mord 5, <text:span text:style-name="T3">Rona und </text:span><text:span text:style-name="T3">Genaro </text:span><text:span text:style-name="T3">Cadarette</text:span>, </text:h>
        <text:p text:style-name="Text_20_body">Rona 17 Jahre, Bruder Genaro 23 Jahre, beide wurden auf dem abendlichen Heimweg getötet. Familie ist normales Bürgertum</text:p>
        <text:p text:style-name="Text_20_body">Ab hier ist man sich sicher das Frederic noch lebt.</text:p>
        <text:p text:style-name="P12">Man sagt, dass diese beiden sehr eng miteinander verbunden waren. Es gibt das Gerücht, das diese beiden etwas zu eng verbunden waren. Ansonsten keine Hinweise auf Kräfte oder ähnliches. Die Sequenz hat beide lediglich eng aneinander geschweißt.</text:p>
        <text:h text:style-name="Heading_20_3" text:outline-level="3">Mord 6, <text:span text:style-name="T3">Phuong Mcaboy</text:span></text:h>
        <text:p text:style-name="Text_20_body"><text:span text:style-name="T3">Phuong Mcaboy</text:span>, 19 Jahre, Vater ist Gemüsehändler. Tochter wurde im Hinterhof des Hauses von Frederic ermordet.</text:p>
        <text:p text:style-name="P12">Phuong ist weitläufig als schweigsam und einsiedlerisch bekannt gewesen. Sie hatte als kleines Kind eine schwere Krankheit, die niemand genau diagnostizieren konnte. Die Krankheit wurde von Krämpfen, und hohen Fieber begeleitet. Sie überlebte, ist aber seitdem in ihrer körperlichen Entwicklung zurückgeblieben.</text:p>
        <text:h text:style-name="Heading_20_3" text:outline-level="3">Mord 7, <text:span text:style-name="T3">Phyliss Cockey</text:span></text:h>
        <text:p text:style-name="Text_20_body"><text:span text:style-name="T3">Phyliss Cockey</text:span>, 18 Jahre </text:p>
        <text:p text:style-name="Text_20_body">Familie ist normales Bürgertum, Vater Buchhalter, Tochter besucht Handelsschule. </text:p>
        <text:p text:style-name="Text_20_body">Sie wurde in ihrem Zimmer ermordet.</text:p>
        <text:p text:style-name="P12">Von Ihr kann man nur in Erfahrung bringen, dass ihre Mutter bei ihrer Geburt verstarb, sie eine Frühgeburt war (aber mit guten Chancen). Sie hat einen älteren Bruder, der wor drei Jahren an einer schweren Krankheit verstarb. Ihr Bruder hat sich diese Krankheit durch eine offene Verletzung zugezogen. Die Wunde wollte nicht heilen, entzündete sich und breitete sich auf den gesamten Körper aus. </text:p>
        <text:h text:style-name="Heading_20_3" text:outline-level="3">Mord 8, <text:span text:style-name="T3">Abbey Haq</text:span></text:h>
        <text:p text:style-name="Text_20_body"><text:span text:style-name="T3">Abbey Haq</text:span>, 19 Jahre</text:p>
        <text:p text:style-name="Text_20_body">Ronny Artmann, 23 Jahre, ihr Verlobter.</text:p>
        <text:p text:style-name="Text_20_body">Beide waren zusammen in ihrem Zimmer im Hause der Familie Haq. Artmann wollte seine Verlobte unbedingt vor dem Wahnsinnigen schützen.</text:p>
        <text:p text:style-name="P13">Abbey hat ebenfalls keine besonderen Krankheiten überleben müssen.</text:p>
        <text:h text:style-name="Heading_20_3" text:outline-level="3">Mord 9, Janina Koppelmann, Thuy Carmell, <text:span text:style-name="T3">Sherill Shorette</text:span></text:h>
        <text:p text:style-name="Text_20_body">Janina Koppelmann, 19 Jahre</text:p>
        <text:p text:style-name="Text_20_body">Thuy Carmell, 22 Jahre</text:p>
        <text:p text:style-name="Text_20_body"><text:span text:style-name="T3">Sherill Shorette</text:span>, 20 Jahre</text:p>
        <text:p text:style-name="Text_20_body">Diese drei gehören alle dem Bürgertum an und haben zusammen im Haus der Familie Koppelmann die Nacht verbracht. Frederic drang in das Haus ein und hat alle drei getötet. Man ist sicher, dass er aber nur Sherill Shorette vergewaltigt hat.</text:p>
        <text:p text:style-name="P12">An Sherill Shorette ist an sich nichts bsonderes, also keine schweren Krankheiten oder ähnlich e wundersame Heilungen... es heißt aber, dass Sherill extrem sportlich, ja fast schon athletisch war und so manchen Jungen in ihrem Alter in allen Sportarten schlagen konnte, obwohl sie nie sonderlich trainiert hat.</text:p>
        <text:h text:style-name="Heading_20_3" text:outline-level="3">Mord 10, Daria Pahnke</text:h>
        <text:p text:style-name="Text_20_body">Daria Pahnke, 17 Jahre, <text:s/>drei Leibwächter</text:p>
        <text:p text:style-name="P12">Daria hat vor kurzem einen Reitunfall gehabt und sich dabei einen Knöchel sehr schwer verletzt. Der Knöchelbruch ist ausgesprochen schnell verheilt, so dass sie bereits <text:s/>nach zwei Wochen wieder gehen konnte. Der Arzt konnte es sich nicht erklären. Das ganze kann man herausfinden, wenn man mit den Angestellten spricht. Eine der Hausangestellten ist eine Freundin von Corinna und wird daher der Gruppe diese Info geben.</text:p>
        <text:p text:style-name="Text_20_body">Familie Pahnke ist alter Adel, sehr reich und einflußreich. Wird alles tun um Frederic zu stellen. Der Mord wird Auslöser dafür, das nun neben der Miliz auch einige Orden und die GILDE Nachfroschungen anstellen werden. </text:p>
        <text:p text:style-name="Standard">Frederic ist Nachts in das Haus eingedrungen hat Daria in ihrem Zimmer ermordet inklusive der drei Leibwächter.</text:p>
        <text:h text:style-name="Heading_20_3" text:outline-level="3">Mord 11, Familie <text:s/><text:span text:style-name="T4">Mcwhinnie</text:span></text:h>
        <text:p text:style-name="P14">Nicola Mcwhinnie, 19 Jahre. </text:p>
        <text:p text:style-name="P14">Jason Mcwhinnie, 24 Jahre</text:p>
        <text:p text:style-name="P14">Mason, 2 Jahre</text:p>
        <text:p text:style-name="P14">Sie wird in ihrem Zimmer ermordert. Ebenso ihr Sohn (2 Jahre) und ihr Ehemann. Sie war desweiteren im 9 Monat schwanger. </text:p>
        <text:p text:style-name="P13">Über sie kann man herausfinden, dass sie vor zwei Jahren in die Stadt kam und Jason kennenlernte und heiratete. Keine Besonderheiten als solche, außer dass der Sohn nach der Geburt einige Zeit lang als kritisch galt. Der Sohn hat sich aber schnell erholt.</text:p>
        <text:h text:style-name="Heading_20_3" text:outline-level="3">Mord 12, <text:span text:style-name="T4">Bambi Tavira</text:span></text:h>
        <text:p text:style-name="P14">Bambi Tavira, 26 Jahre</text:p>
        <text:p text:style-name="P14">Bambi wird auf dem Heimweg von Frederic angegriffen und tötlich verletzt. Bambi konnte sich noch auf eine belebtere Strasse schleppen, wo sie von Passanten gefunden wurde. Nach einigen Minuten verstarb sie wo sie gefunden wurde. </text:p>
        <text:p text:style-name="P15">Die Passanten, die sie gefunden hatten, sagen, dass sie stark geblutet hätte und einige Minuten lang um ihr Leben gekämpft habe. Sie wäre sehr tapfer und stark gewesen.</text:p>
        <text:p text:style-name="P13">Von Bambi gibt es ebenso nichts auffälliges in ihrem Leben. Die meisten aber sagten, das Bambi mehr wie 19 aussah, als wie Mitte 20.</text:p>
        <text:p text:style-name="P13">Bei Bambi war bereits die Sequenz erwacht und sie konnte sich instinktiv verteidigen. Allerdings war die Sequenz nicht in der Lage die Blutung zu stoppen. </text:p>
        <text:h text:style-name="Heading_20_2" text:outline-level="2">Grund für die Morde</text:h>
        <text:p text:style-name="Standard">Bei Frederic ist die Sequenz erwacht und defekt. Sie produziert Nanoroboter die falsch programmiert sind und in seinem Körper Amok laufen. Frederic benötigt korrekt funktionierende Nanorobots die die defekten ersetzen sollen. Wenn es ihm gelingt genügend funktionierende Nanorobots zu sammeln und diese in größerer Zahl im Blut sind als die defekten, so könnten die funktionierenden Nanorobots die Überhand gewinnen und die Sequenz reparieren. </text:p>
        <text:p text:style-name="Standard">Frederic tötet nur Frauen, deren Sequenz latent ist. Frederic tötet und drinkt ihr Blut, umso an die Nanoroboter zu gelangen, die er benötigt um seine eigene Sequenz wieder zu reparieren. </text:p>
        <text:p text:style-name="Standard">Frederic weiß das natürlich alles nicht!</text:p>
        <text:p text:style-name="Standard">Er hat nur das Bedürfnis zu töten und das Blut zu drinken. Sollte er irgendwann mehr als eine latenten Sequenzträger töten, so würde er ausreichend funktionierende Nanorobots bekommen. Momentan hört er aber immer nach einem Mord auf, da das Bedürfnis zu töten dann bereits nach lässt.</text:p>
        <text:p text:style-name="Standard">Bei allen fett gedruckten ist gemeinsam, das sie die Gensequenz tragen und diese latent erwacht ist. Alle produzierten also Nanorobots. Sie haben aber noch keine Kräfte entwickelt. </text:p>
        <text:h text:style-name="Heading_20_2" text:outline-level="2">Nachforschungen</text:h>
        <text:p text:style-name="Standard">Wenn die Gruppe selber nachfor<text:span text:style-name="T4">schen, dann werden sie nur mit der Familie Pahnke Probleme bekommen. Die anderen Familien werden der Truppe erzählen was sie wissen. </text:span></text:p>
        <text:p text:style-name="P16">Die Familie Pahnke wird die Gruppe dagegen bei der Miliz anschwärzen und Einspruch dagegen erheben, dass Amateure, noch dazu aus Unsdorf, Nachforschungen anstellen und die Familie behelligen. </text:p>
        <text:h text:style-name="Heading_20_1" text:outline-level="1">Wie geht es weiter?</text:h>
        <text:h text:style-name="Heading_20_2" text:outline-level="2">Nachforschungen</text:h>
        <text:p text:style-name="Standard">Nachforschungen Im Kreis der Todesopfer: --&gt; sie können herrausfinden, das die meisten Opfer ähnliches erfahren hatten, wie sie selber. </text:p>
        <text:p text:style-name="Standard">Sie können aber nicht herausfinden, wer das nächste potentielle Opfer ist, außer sie stellen es so geschickt an und überraschen mich mit inteligenten Handlungen. </text:p>
        <text:p text:style-name="Standard">--&gt; dann können sie den Kreis auf etwa 10 Frauen beschränken.</text:p>
        <text:h text:style-name="Heading_20_2" text:outline-level="2">Eine Falle stellen</text:h>
        <text:p text:style-name="Text_20_body">Wenn sie versuchen Frederic eine Falle zu stellen, so werden sie durch die Miliz dabei unterstützt, allerdings werden sie Bedenken anmelden, dass Frederic sicher nicht so dumm ist und in eine offensichtliche Falle laufen wird --&gt; also nur wenige Männer für eine Falle, da sonst zu leicht zu entdecken.</text:p>
        <text:p text:style-name="Text_20_body">Gruppe soll Falle aufmalen und sich und die Leute positionieren. Wenn sie alle auf einen Fleck hocken wird Frederic sie alle auf einmal ausschalten, ansonsten wird er es der Reihe nach tun. Wenn Sie sich verteilt haben, ist dies die einzige Chance, dass sie entdecken können, dass da jemand kommt, da sich Frederic und seine Männer verteilen müssen (Chance zu erkennen -&gt; dass da Fremde rumhuschen)</text:p>
        <text:p text:style-name="Text_20_body">Egal was die Jungs machen, am Ende werden sie Frederic in die Hände fallen.</text:p>
        <text:h text:style-name="Heading_20_2" text:outline-level="2">Den Magier der Scarfaces suchen</text:h>
        <text:p text:style-name="Text_20_body">Sie können durch Corinna herausfinden, wer der Typ ist, der Corinna das mit dem Magier verraten hat, auch wenn sie nicht mehr weiß wie sie das aus dem Kerl herausbekommen hat. </text:p>
        <text:p text:style-name="Text_20_body">Sie können dem Kerl auflauern und herausquetschen wo der Kerl sich versteckt hält. </text:p>
        <text:p text:style-name="Text_20_body">Wenn sie dies der Gilde verraten, wird die Gilde sie anheuern ihn den Magier zu bringen. Belohnung 400 pro Mann, wenn lebendig, 200 wenn tot.</text:p>
        <text:p text:style-name="Text_20_body">Der Magier hält sich in einem Haus mit drei Leibwächtern auf. Dies sind aber für die Gruppe keine echte Bedrohung...</text:p>
        <text:h text:style-name="Heading_20_2" text:outline-level="2">SALOMON</text:h>
        <text:p text:style-name="Text_20_body">Wenn Sie versuchen Salomon zu sprechen, wird dieser ausgesprochen unfreundlich sein. Zu diesem Zeitpunkt weiss er nicht wo Frederic sich versteckt hält.</text:p>
        <text:p text:style-name="Text_20_body">Er glaubt nicht, das Corinna recht hat und die Gruppe ebenfalls das gleiche Schicksal hat. </text:p>
        <text:p text:style-name="Text_20_body">Er wird daher nichts sagen oder helfen, obwohl Corinna ihn sehr eindringlich darum bittet, auch sie zu beschützen.</text:p>
        <text:p text:style-name="Text_20_body">Wenn sie Salamon verfolgen, wird dieser es mitbekommen (außer sie würfeln extrem gut) und sie zur Rede stellen. Er scheint keine Angst vor ihnen zu haben. Sollten Sie ihn angreifen, so werden sie einige Zeit später wieder zusich kommen und sie werden nicht wissen was passiert ist.</text:p>
        <text:p text:style-name="Text_20_body">Wenn sie ihn erfolgreich verfolgen konnten, so können sie herausfinden, in welcher Herberge er abgestiegen ist. Sie können auch herausfinden, dass er Gefolgsmänner hat.</text:p>
        <text:h text:style-name="Heading_20_2" text:outline-level="2">Paysinger und Makua Bergbau</text:h>
        <text:p text:style-name="Text_20_body">Dieses Unternehmen ist die einzige Gesellschaft die die Gruppe anheuern kann, um den Gang frei zu legen. </text:p>
        <text:p text:style-name="Text_20_body">Wenn sie dort vorstellig werden, werden sie erfahren, dass der Chef erst in einigen Tagen zurück erwartet wird inklusive einer Karawane mit Bergbauutensilien. Man wird sie bitten, so lange zu warten, bis er zurück ist. </text:p>
        <text:p text:style-name="Text_20_body">Wenn Sie darauf bestehen, dann werden Sie darauf hinweisen, dass der Junior auf einer Stippvisite im nächstgelegenen Bergwerk ist (etwa 20km entfernt) und eigentlich überfällig ist (was er sonst nicht ist). Wenn Sie dort vorbeisehen, könenn sie eventuell erste Verhandlungen führen. --&gt; dann werden sie Frederic in die Arme laufen.</text:p>
        <text:p text:style-name="Text_20_body">Sollte die Gruppe zurück nach Unsdorf gehen, so werden sie von Jerold Boberg zurückgepfiffen, der der Meinung ist, das sie gefälligst bleiben sollen und nach Frederic auf ihre Art suchen sollen. </text:p>
        <text:p text:style-name="Text_20_body">Wenn Sie dennoch zurück kehren, wird Frederic dies nutzen und sie festsetzen. </text:p>
        <text:h text:style-name="Heading_20_2" text:outline-level="2">Scarfaces</text:h>
        <text:p text:style-name="Text_20_body">Die Scarfaces sind führungslos, die meisten haben sich Frederic unterworfen, allerdings rumort es ziemlich, da Frederic extremst brutal mit seinen Leuten umgeht.</text:p>
        <text:p text:style-name="Text_20_body">Die Drunken Monkeys haben ein paar Überläufer aufgenommen, bisher aber nur Fußvolk, die selber nicht viel wissen. </text:p>
        <text:p text:style-name="Text_20_body">Man kann aber bisher nicht sagen wo sich Frederic aufhält oder der ehemalige Boss der Scarfaces.</text:p>
        <text:p text:style-name="P13">Wenn Sie versuchen ein hochrangiges Mitglied der Scarfaces zu finden, dann müssen sie den richtigen Mann finden und ausquetschen und das ein paar Mal, bis sie den hochrangisten gefunden haben. <text:s/>Dieser kann ihnen verraten, dass sich Frederic in einer Mine versteckt. </text:p>
        <text:p text:style-name="Text_20_body"/>
        <text:h text:style-name="P10" text:outline-level="1">Personen</text:h>
        <text:h text:style-name="P17" text:outline-level="2"><text:alphabetical-index-mark-start text:id="IMark76533028" text:main-entry="true"/>Frederic Kings<text:alphabetical-index-mark-end text:id="IMark76533028"/></text:h>
        <text:p text:style-name="P18"><text:span text:style-name="T3">ST</text:span> 13, <text:span text:style-name="T3">DX</text:span> 12, <text:span text:style-name="T3">IQ</text:span> 10, <text:span text:style-name="T3">HT</text:span> 12<text:line-break/><text:span text:style-name="T3">Speed</text:span>: 6.00, Move 6<text:line-break/><text:span text:style-name="T3">Dodge</text:span>:11+2, Parry:10+2, <text:span text:style-name="T3">Block</text:span>:10+2<text:line-break/><text:span text:style-name="T3">Advantages</text:span>: High Pain Threshold, Combat Reflexes, En­handed Dodge, Cat Fall<text:line-break/><text:span text:style-name="T3">Damage</text:span>: Swing 2d+1, Thrust 1d+1<text:line-break/><text:span text:style-name="T3">Armour</text:span>: Chain 4<text:line-break/><text:span text:style-name="T3">Skills: </text:span>Acrobatics 12, Brawling 14, Broadsword 16, Knife 14, Leadership 14, Riding 14, Running 12, Shield 14, Strategy 13, Streetwise 12, Tactics 13, Teaching 12, Urban Survival 13<text:line-break/><text:span text:style-name="T3">Powers</text:span>: <text:span text:style-name="T3">Pain</text:span> (Flächeneffekt, es bauen sich langsam Kopfschmerzen auf, die die Opfer zu völliger Hilflosigkeit bringen, mit Nasenbluten, Krämpfen und Erbrechen); <text:span text:style-name="T3">Really Fast Regeneration</text:span>, <text:span text:style-name="T3">Body Improvements of ST/DX</text:span>, <text:span text:style-name="T3">Combat Skills</text:span>, <text:span text:style-name="T3">Superior Reflexes</text:span></text:p>
        <text:p text:style-name="P19"><text:span text:style-name="T3">Notes</text:span>: Frederic hat in der Miliz gedient und dort die Neulinge trainiert und ausgebildet. <text:s/>Frede­ric ist ein ekzellenter Kämpfer, allerdings war gelinde gesagt ein Arschloch, der sich seinen Spass damit gemacht hat andere zu er­niedrigen und zu demütigen, wo er nur konnte. Letztlich folg er aus der Miliz und hilt sich mit Hilfsjobs über Wasser. <text:line-break/>Seine Familie ist recht vermö­gend, allerdings ist Frederics Stand in der Familie eher als schlecht zu bezeichnen. Dennoch hat Frederic etwas mehr Geld als normal und ist daher auf seine Gelegenheitsjobs nicht zwingend angewiesen.<text:line-break/>Bei Frederic ist die Sequenz fehlerhaft erwacht und wird ihn in Zukunft dazu bringen, andere Menschen (speziell Frauen) zu töten.</text:p>
        <text:h text:style-name="P20" text:outline-level="2"><text:alphabetical-index-mark-start text:id="IMark76431268" text:main-entry="true"/>Nelson Pinner<text:alphabetical-index-mark-end text:id="IMark76431268"/></text:h>
        <text:p text:style-name="P21"><text:span text:style-name="T3">ST</text:span> 10, <text:span text:style-name="T3">DX</text:span> 13, <text:span text:style-name="T3">IQ</text:span> 13, <text:span text:style-name="T3">HT</text:span> 10<text:line-break/><text:span text:style-name="T3">Speed</text:span>: 5.75, Move 5<text:line-break/><text:span text:style-name="T3">Dodge</text:span>:9+2, Parry:10+2, <text:span text:style-name="T3">Block</text:span>:10+2<text:line-break/><text:span text:style-name="T3">Damage</text:span>: Swing 1d+1, Thrust 1d-1<text:line-break/><text:span text:style-name="T3">Armour</text:span>: Chain 4<text:line-break/><text:span text:style-name="T3">Skills:</text:span> Acrobatics 17, Brawling 14, Broadsword 13, Filch 15, Kni­fe 12, Lockpicking 16, Observati­on 16, Pick Pocket 16, Shado­wing 16, Shield 12, Stealth 15, Streetwise 15, Tactics 13, Urban Survival 15<text:line-break/><text:span text:style-name="T3">Notes</text:span>: Nelson ist der Cousin von Frederic. Nelson ist ein Mann der Unterwelt in <text:alphabetical-index-mark-start text:id="IMark76807996" text:main-entry="true"/>Virennica<text:alphabetical-index-mark-end text:id="IMark76807996"/> und hat dort exzellente Kontakte. </text:p>
        <text:h text:style-name="P20" text:outline-level="2"><text:alphabetical-index-mark-start text:id="IMark76431452" text:main-entry="true"/>Herrschel Bussy<text:alphabetical-index-mark-end text:id="IMark76431452"/></text:h>
        <text:p text:style-name="P21"><text:span text:style-name="T3">ST</text:span> 8, <text:span text:style-name="T3">DX</text:span> 12, <text:span text:style-name="T3">IQ</text:span> 11, <text:span text:style-name="T3">HT</text:span> 10, <text:span text:style-name="T3">PER</text:span>: 14<text:line-break/><text:span text:style-name="T3">Speed</text:span>: 5.50, Move 5<text:line-break/><text:span text:style-name="T3">Dodge</text:span>:, Parry:, <text:span text:style-name="T3">Block</text:span>:<text:line-break/><text:span text:style-name="T3">Damage</text:span>: Swing , Thrust <text:line-break/><text:span text:style-name="T3">Armour</text:span>: none<text:line-break/><text:span text:style-name="T3">Skills:</text:span> Climbing 15, Filch 16, Knife 10, <text:s/>Observation 17, Pick Pocket 15, <text:s/>Running 12, Running 13, Sleight of Hand 15, Stealth 14, Streetwise 13, Urban Survi­val 17<text:line-break/><text:span text:style-name="T3">Notes</text:span>: <text:s/>Herrschel ist ein Stra­ßenkind, das in ärmlichen und schmutzigen Verhältnissen lebt und die Gruppe durch Zufall ent­deckt und spontan seine Dienste anbietet. Herrschel ist durchaus nützlich und kann der Gruppe den einen oder anderen Hinweis liefern und vor allem weiss Herr­schel ziemlich viel über die Stadt und vor allem über die Un­terwelt.</text:p>
        <text:h text:style-name="P17" text:outline-level="2"><text:alphabetical-index-mark-start text:id="IMark76533148" text:main-entry="true"/>Neal Howie<text:alphabetical-index-mark-end text:id="IMark76533148"/></text:h>
        <text:p text:style-name="P21"><text:span text:style-name="T3">ST</text:span> 12, <text:span text:style-name="T3">DX</text:span> 11, <text:span text:style-name="T3">IQ</text:span> 11, <text:span text:style-name="T3">HT</text:span> 11<text:line-break/><text:span text:style-name="T3">Speed</text:span>: 5.75, Move 5<text:line-break/><text:span text:style-name="T3">Dodge</text:span>:10+2, Parry:11+2, <text:span text:style-name="T3">Block</text:span>:11+2<text:line-break/><text:span text:style-name="T3">Advantages</text:span>: High Pain Threshold, Combat Reflexes, En­handed Dodge<text:line-break/><text:span text:style-name="T3">Damage</text:span>: Swing 2d, Thrust 1d+1<text:line-break/><text:span text:style-name="T3">Armour</text:span>: Chain 4<text:line-break/><text:span text:style-name="T3">Skills: </text:span>Acrobatics 13, Brawling 15, Broadsword 17, Crossbow 17, Knife 15, Leadership 12, Riding 15, Running 13, Shield 16, Strategy 15, Survial 12, Tac­tics 15, Teaching 12, Urban Sur­vival 13<text:line-break/><text:span text:style-name="T3">Notes</text:span>: Neal ist ein alter Söldner, der in <text:alphabetical-index-mark-start text:id="IMark76660764" text:main-entry="true"/>Unsdorf<text:alphabetical-index-mark-end text:id="IMark76660764"/> seinen Lebens­abend verbringen will. Die vielen Schlachten haben seine Spuren hinterlassen und Neal ist letztlich dem Alkoholverfallen um zu vergessen. So hat Neal sein Vermögen versoffen und ver­spielt. Momentan steckt Neal in echten finanziellen Schwierigkei­ten und wird über kurz oder lang die Stadt verlassen müssen, da er seine Schulden nicht zurück zahlen wird können.<text:line-break/>Das Angebot Frederic vor etwei­ligen Verfolgern zu schützen hat er daher bereitwillig angenom­men.</text:p>
        <text:h text:style-name="P17" text:outline-level="2"><text:alphabetical-index-mark-start text:id="IMark76431452" text:main-entry="true"/>Corinna Bierbower<text:alphabetical-index-mark-end text:id="IMark76431452"/> </text:h>
        <text:p text:style-name="P21"><text:span text:style-name="T3">ST</text:span> 9, <text:span text:style-name="T3">DX</text:span> 11, <text:span text:style-name="T3">IQ</text:span> 11, <text:span text:style-name="T3">HT</text:span> 10<text:line-break/><text:span text:style-name="T3">Speed</text:span>: 5.25, Move 8<text:line-break/><text:span text:style-name="T3">Dodge</text:span>:8, Parry 14 <text:line-break/><text:span text:style-name="T3">Damage</text:span>: no Combat Abilities <text:line-break/><text:span text:style-name="T3">Armour</text:span>: none<text:line-break/><text:span text:style-name="T3">Skills:</text:span> Sex Appeal 14<text:line-break/><text:span text:style-name="T3">Notes</text:span>: <text:line-break/><text:span text:style-name="T3">Powers</text:span>: </text:p>
        <text:h text:style-name="P17" text:outline-level="2"><text:alphabetical-index-mark-start text:id="IMark76533148" text:main-entry="true"/><text:alphabetical-index-mark-start text:id="IMark76431444" text:main-entry="true"/>Elroy Sepannen<text:alphabetical-index-mark-end text:id="IMark76431444"/><text:alphabetical-index-mark-end text:id="IMark76533148"/></text:h>
        <text:p text:style-name="P21"><text:span text:style-name="T3">ST</text:span> 12, <text:span text:style-name="T3">DX</text:span> 11, <text:span text:style-name="T3">IQ</text:span> 12, <text:span text:style-name="T3">HT</text:span> 10<text:line-break/><text:span text:style-name="T3">Speed</text:span>: 5.25, Move 4<text:line-break/><text:span text:style-name="T3">Dodge</text:span>:9+2, Parry:10+2, <text:span text:style-name="T3">Block</text:span>:10+2<text:line-break/><text:span text:style-name="T3">Damage</text:span>: Swing 2d, Thrust 1d+1<text:line-break/><text:span text:style-name="T3">Armour</text:span>: Chain 4<text:line-break/><text:span text:style-name="T3">Skills:</text:span> Brawling 14, Broadsword 13, Criminology 13, Detect Lies 15, Intimidation 13, Knife 12, Leadership 14, Psychology 13, Shield 12, Tactics 13<text:line-break/><text:span text:style-name="T3">Notes</text:span>: Elroy ist ein waschechter Milizkommandant der Ärger in „seinem“ <text:alphabetical-index-mark-start text:id="IMark76661292" text:main-entry="true"/>Virennica<text:alphabetical-index-mark-end text:id="IMark76661292"/> immer persönlich nimmt. Er verfügt über echte Menschenkenntniss und kann die Motivation und Be­weggründe oftmals zielsicher ein­schätzen. Elroy anzulügen ist durchaus schwierig. </text:p>
        <text:h text:style-name="P17" text:outline-level="2"><text:alphabetical-index-mark-start text:id="IMark76431452" text:main-entry="true"/>Lord Brutus<text:alphabetical-index-mark-end text:id="IMark76431452"/></text:h>
        <text:p text:style-name="P21"><text:span text:style-name="T3">ST</text:span> 10, <text:span text:style-name="T3">DX</text:span> 12, <text:span text:style-name="T3">IQ</text:span> 5, <text:span text:style-name="T3">HT</text:span> 13<text:line-break/><text:span text:style-name="T3">Speed</text:span>: 5.25, Move 10<text:line-break/><text:span text:style-name="T3">Dodge</text:span>:8, <text:line-break/><text:span text:style-name="T3">Damage</text:span>: Bite cutting 1d<text:line-break/><text:span text:style-name="T3">Armour</text:span>: None<text:line-break/><text:span text:style-name="T3">Skills:</text:span> Brawling 13, Running 11, Stealth 11, Tracking 14</text:p>
        <text:h text:style-name="P17" text:outline-level="2"><text:alphabetical-index-mark-start text:id="IMark76533148" text:main-entry="true"/><text:alphabetical-index-mark-start text:id="IMark76431444"/>Alfonzo Guidetti<text:alphabetical-index-mark-end text:id="IMark76431444"/><text:alphabetical-index-mark-end text:id="IMark76533148"/></text:h>
        <text:p text:style-name="P21"><text:span text:style-name="T3">ST</text:span> 10, <text:span text:style-name="T3">DX</text:span> 12, <text:span text:style-name="T3">IQ</text:span> 12, <text:span text:style-name="T3">HT</text:span> 11<text:line-break/><text:span text:style-name="T3">Speed</text:span>: 5.75, Move 5<text:line-break/><text:span text:style-name="T3">Dodge</text:span>: 8, Parry: 13, <text:span text:style-name="T3">Block</text:span>: <text:line-break/><text:span text:style-name="T3">Damage</text:span>: Swing 1d, Thrust 1d <text:line-break/><text:span text:style-name="T3">Armour</text:span>: 2 Leather<text:line-break/><text:span text:style-name="T3">Advantages</text:span>: Enhanced Parry (Knife/Brawling) +1<text:line-break/><text:span text:style-name="T3">Skills:</text:span> Acrobatics 13, Brawling 16, Detect Lies 13, Diplomacy 13, Knife 17, Leadership 14, Merchant 13, Running 12, Streetwise 15, Tactics 13, Urban Survival 13, !THIEF 14<text:line-break/><text:span text:style-name="T3">Notes</text:span>: <text:alphabetical-index-mark-start text:id="IMark76660412" text:main-entry="true"/>Alfonzo Guidetti<text:alphabetical-index-mark-end text:id="IMark76660412"/> gehört zu den <text:alphabetical-index-mark-start text:id="IMark76661268" text:main-entry="true"/>Monkeys<text:alphabetical-index-mark-end text:id="IMark76661268"/> und hat sich in der Hierachie relativ weit nach oben gearbeitet. Er ist zuständig für „operative Feldaktionen“ und wird damit derjenige sein, der den ersten Kontakt zu der Gruppe aufnehmen wird. <text:line-break/>Alfonzo ist ein ziemlich durch­schnittlich aussehender Typ, der in der Menge nicht auffällt. Ein echtes Erkennungszeichen hat er nicht. Allerdings ist Alfonzo ein exzellenter Kämpfer im Nah­kampf mit dem Messer! Er besitzt zudem ein magisches Messer, mit dem er im Nahkampf durchaus tödliche Verletzungen zufügen kann.</text:p>
        <text:h text:style-name="P17" text:outline-level="2"><text:alphabetical-index-mark-start text:id="IMark76431452" text:main-entry="true"/>Strange Wulf<text:alphabetical-index-mark-end text:id="IMark76431452"/></text:h>
        <text:p text:style-name="P21"><text:span text:style-name="T3">ST</text:span> 12, <text:span text:style-name="T3">DX</text:span> 12, <text:span text:style-name="T3">IQ</text:span> 4, <text:span text:style-name="T3">HT</text:span> 13<text:line-break/><text:span text:style-name="T3">Speed</text:span>: 5.25, Move 10<text:line-break/><text:span text:style-name="T3">Dodge</text:span>:10, <text:line-break/><text:span text:style-name="T3">Damage</text:span>: Bite cutting 1d+2<text:line-break/><text:span text:style-name="T3">Armour</text:span>: None<text:line-break/><text:span text:style-name="T3">Skills:</text:span> Brawling 15, Running 13, Stealth 11, Tracking 14<text:line-break/>Notes: Ein trainierter sehr sehr großer Wolf. Diese Tiere sind darauf trainiert Gensequenzträ­ger zu finden.</text:p>
        <text:h text:style-name="P17" text:outline-level="2"><text:alphabetical-index-mark-start text:id="IMark76533148" text:main-entry="true"/>Scout<text:alphabetical-index-mark-end text:id="IMark76533148"/></text:h>
        <text:p text:style-name="P21"><text:span text:style-name="T3">ST</text:span> 11, <text:span text:style-name="T3">DX</text:span> 11, <text:span text:style-name="T3">IQ</text:span> 10, <text:span text:style-name="T3">HT</text:span> 10<text:line-break/><text:span text:style-name="T3">Speed</text:span>: 7.00, Move 8<text:line-break/><text:span text:style-name="T3">Dodge</text:span>:12, Parry 14 <text:line-break/><text:span text:style-name="T3">Damage</text:span>: Spear 1d+1<text:line-break/><text:span text:style-name="T3">Armour</text:span>: Combatsuite 10<text:line-break/><text:span text:style-name="T3">Skills:</text:span> Animal Handling 14, Brawling 18, Spear throwing 13, Spear 13, Tracking 14<text:line-break/><text:span text:style-name="T3">Notes</text:span>: Der typische <text:alphabetical-index-mark-start text:id="IMark76276828" text:main-entry="true"/>Scout<text:alphabetical-index-mark-end text:id="IMark76276828"/>, der in einem Kampfanzug (vollge­stopft mit modernen Equipment) auf der Suche nach Gensequenz­trägern ist.</text:p>
        <text:p text:style-name="P22"/>
        <text:h text:style-name="P17" text:outline-level="2">A <text:alphabetical-index-mark-start text:id="IMark76533204" text:main-entry="true"/>generic Thug<text:alphabetical-index-mark-end text:id="IMark76533204"/></text:h>
        <text:p text:style-name="P21"><text:span text:style-name="T3">ST</text:span> 11, <text:span text:style-name="T3">DX</text:span> 11, <text:span text:style-name="T3">IQ</text:span> 10, <text:span text:style-name="T3">HT</text:span> 10<text:line-break/><text:span text:style-name="T3">Speed</text:span>: 5.25, Move 5<text:line-break/><text:span text:style-name="T3">Dodge</text:span>:8, Parry:9, <text:span text:style-name="T3">Block</text:span>: 9<text:line-break/><text:span text:style-name="T3">Damage</text:span>: Swing 1d-2, Thrust 1d<text:line-break/><text:span text:style-name="T3">Armour</text:span>: None<text:line-break/><text:span text:style-name="T3">Skills:</text:span> Brawling 12, Running 11, Stealth 11 </text:p>
        <text:h text:style-name="P23" text:outline-level="2"><text:alphabetical-index-mark-start text:id="IMark76267988" text:main-entry="true"/>Lucius Lynah<text:alphabetical-index-mark-end text:id="IMark76267988"/></text:h>
        <text:p text:style-name="P21"><text:span text:style-name="T3">ST</text:span> <text:s text:c="4"/>, <text:span text:style-name="T3">DX</text:span> <text:s text:c="4"/>, <text:span text:style-name="T3">IQ</text:span> <text:s text:c="4"/>, <text:span text:style-name="T3">HT</text:span> <text:s text:c="4"/><text:line-break/><text:span text:style-name="T3">Speed</text:span>: <text:s text:c="4"/>, Move <text:s text:c="4"/><text:line-break/><text:span text:style-name="T3">Dodge</text:span>: <text:s text:c="3"/>, Parry: <text:s text:c="3"/>, <text:span text:style-name="T3">Block</text:span>: <text:s text:c="4"/><text:line-break/><text:span text:style-name="T3">Damage</text:span>: Swing <text:s text:c="4"/>, Thrust <text:s text:c="4"/><text:line-break/><text:span text:style-name="T3">Armour</text:span>: None<text:line-break/><text:span text:style-name="T3">Skills:</text:span> <text:line-break/><text:span text:style-name="T3">Notes</text:span>: Der Sekretär der GUILDE in Virennica</text:p>
        <text:h text:style-name="P23" text:outline-level="2"><text:alphabetical-index-mark-start text:id="IMark76431268" text:main-entry="true"/>Ronny Dannard<text:alphabetical-index-mark-end text:id="IMark76431268"/></text:h>
        <text:p text:style-name="P21"><text:span text:style-name="T3">ST</text:span> <text:s text:c="4"/>, <text:span text:style-name="T3">DX</text:span> <text:s text:c="4"/>, <text:span text:style-name="T3">IQ</text:span> <text:s text:c="4"/>, <text:span text:style-name="T3">HT</text:span> <text:s text:c="4"/><text:line-break/><text:span text:style-name="T3">Speed</text:span>: <text:s text:c="4"/>, Move <text:s text:c="4"/><text:line-break/><text:span text:style-name="T3">Dodge</text:span>: <text:s text:c="3"/>, Parry: <text:s text:c="3"/>, <text:span text:style-name="T3">Block</text:span>: <text:s text:c="4"/><text:line-break/><text:span text:style-name="T3">Damage</text:span>: Swing <text:s text:c="4"/>, Thrust <text:s text:c="4"/><text:line-break/><text:span text:style-name="T3">Armour</text:span>: None<text:line-break/><text:span text:style-name="T3">Skills:</text:span> <text:line-break/><text:span text:style-name="T3">Notes</text:span>: Der GILDENMEISTER in Virennica</text:p>
        <text:h text:style-name="P17" text:outline-level="2"/>
        <text:p text:style-name="P21"><text:span text:style-name="T3">ST</text:span> <text:s text:c="4"/>, <text:span text:style-name="T3">DX</text:span> <text:s text:c="4"/>, <text:span text:style-name="T3">IQ</text:span> <text:s text:c="4"/>, <text:span text:style-name="T3">HT</text:span> <text:s text:c="4"/><text:line-break/><text:span text:style-name="T3">Speed</text:span>: <text:s text:c="4"/>, Move <text:s text:c="4"/><text:line-break/><text:span text:style-name="T3">Dodge</text:span>: <text:s text:c="3"/>, Parry: <text:s text:c="3"/>, <text:span text:style-name="T3">Block</text:span>: <text:s text:c="4"/><text:line-break/><text:span text:style-name="T3">Damage</text:span>: Swing <text:s text:c="4"/>, Thrust <text:s text:c="4"/><text:line-break/><text:span text:style-name="T3">Armour</text:span>: None<text:line-break/><text:span text:style-name="T3">Skills:</text:span> </text:p>
        <text:p text:style-name="P24"/>
        <text:p text:style-name="P21"><text:span text:style-name="T3">ST</text:span> <text:s text:c="4"/>, <text:span text:style-name="T3">DX</text:span> <text:s text:c="4"/>, <text:span text:style-name="T3">IQ</text:span> <text:s text:c="4"/>, <text:span text:style-name="T3">HT</text:span> <text:s text:c="4"/><text:line-break/><text:span text:style-name="T3">Speed</text:span>: <text:s text:c="4"/>, Move <text:s text:c="4"/><text:line-break/><text:span text:style-name="T3">Dodge</text:span>: <text:s text:c="3"/>, Parry: <text:s text:c="3"/>, <text:span text:style-name="T3">Block</text:span>: <text:s text:c="4"/><text:line-break/><text:span text:style-name="T3">Damage</text:span>: Swing <text:s text:c="4"/>, Thrust <text:s text:c="4"/><text:line-break/><text:span text:style-name="T3">Armour</text:span>: None<text:line-break/><text:span text:style-name="T3">Skills:</text:span> </text:p>
        <text:p text:style-name="P25"/>
        <text:alphabetical-index text:style-name="Sect4" text:protected="true" text:name="Stichwortverzeichnis1">
          <text:alphabetical-index-source text:main-entry-style-name="Main_20_index_20_entry" text:alphabetical-separators="true" text:sort-algorithm="alphanumeric" fo:language="de" fo:country="DE" text:relative-tab-stop-position="fals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26">A</text:p>
            <text:p text:style-name="P27">Alfonzo Guidetti<text:tab/><text:span text:style-name="Main_20_index_20_entry">13f.</text:span></text:p>
            <text:p text:style-name="P26">C</text:p>
            <text:p text:style-name="P27">Cianil<text:tab/><text:span text:style-name="Main_20_index_20_entry">2, 4</text:span></text:p>
            <text:p text:style-name="P27">Corinna Bierbower<text:tab/><text:span text:style-name="Main_20_index_20_entry">13</text:span></text:p>
            <text:p text:style-name="P27">Cyril Trivor der I<text:tab/><text:span text:style-name="Main_20_index_20_entry">2</text:span></text:p>
            <text:p text:style-name="P26">D</text:p>
            <text:p text:style-name="P27">Duncan Ahrent<text:tab/><text:span text:style-name="Main_20_index_20_entry">8</text:span></text:p>
            <text:p text:style-name="P26">E</text:p>
            <text:p text:style-name="P27">Elroy Sepannen<text:tab/><text:span text:style-name="Main_20_index_20_entry">13</text:span></text:p>
            <text:p text:style-name="P27">Elroy Seppanen<text:tab/><text:span text:style-name="Main_20_index_20_entry">4</text:span></text:p>
            <text:p text:style-name="P26">F</text:p>
            <text:p text:style-name="P27">Frederic Kings<text:tab/><text:span text:style-name="Main_20_index_20_entry">2, 13</text:span></text:p>
            <text:p text:style-name="P26">G</text:p>
            <text:p text:style-name="P27">generic Thug<text:tab/><text:span text:style-name="Main_20_index_20_entry">14</text:span></text:p>
            <text:p text:style-name="P27">GILDE<text:tab/><text:span text:style-name="Main_20_index_20_entry">12</text:span></text:p>
            <text:p text:style-name="P26">H</text:p>
            <text:p text:style-name="P27">Herrschel Bussy<text:tab/><text:span text:style-name="Main_20_index_20_entry">13</text:span></text:p>
            <text:p text:style-name="P27">Hobbes Mezzy<text:tab/>3</text:p>
            <text:p text:style-name="P26">K</text:p>
            <text:p text:style-name="P27">Kneipe Smiling Wolf<text:tab/><text:span text:style-name="Main_20_index_20_entry">2</text:span></text:p>
            <text:p text:style-name="P27">Königreiche<text:tab/><text:span text:style-name="Main_20_index_20_entry">2</text:span></text:p>
            <text:p text:style-name="P26">L</text:p>
            <text:p text:style-name="P27">Lord Brutus<text:tab/><text:span text:style-name="Main_20_index_20_entry">13</text:span></text:p>
            <text:p text:style-name="P27">Lucius Lynah<text:tab/><text:span text:style-name="Main_20_index_20_entry">12, 14</text:span></text:p>
            <text:p text:style-name="P26">M</text:p>
            <text:p text:style-name="P27">Monkeys<text:tab/><text:span text:style-name="Main_20_index_20_entry">4, 6, 14</text:span></text:p>
            <text:p text:style-name="P26">N</text:p>
            <text:p text:style-name="P27">Nathanael Windlsey III<text:tab/><text:span text:style-name="Main_20_index_20_entry">2</text:span></text:p>
            <text:p text:style-name="P27">Neal Howie<text:tab/><text:span text:style-name="Main_20_index_20_entry">3, 13</text:span></text:p>
            <text:p text:style-name="P27">Nelson Pinner<text:tab/><text:span text:style-name="Main_20_index_20_entry">4, 13</text:span></text:p>
            <text:p text:style-name="P26">R</text:p>
            <text:p text:style-name="P27">Red Lion<text:tab/><text:span text:style-name="Main_20_index_20_entry">4f.</text:span></text:p>
            <text:p text:style-name="P27">Ronny Dannard<text:tab/><text:span text:style-name="Main_20_index_20_entry">12, 14</text:span></text:p>
            <text:p text:style-name="P26">S</text:p>
            <text:p text:style-name="P27">Scarface<text:tab/><text:span text:style-name="Main_20_index_20_entry">4, 6</text:span></text:p>
            <text:p text:style-name="P27">Schicksalsgemeinschaft<text:tab/><text:span text:style-name="Main_20_index_20_entry">8, 11</text:span></text:p>
            <text:p text:style-name="P27">Scout<text:tab/><text:span text:style-name="Main_20_index_20_entry">9, 14</text:span></text:p>
            <text:p text:style-name="P27">Strange Wulf<text:tab/><text:span text:style-name="Main_20_index_20_entry">14</text:span></text:p>
            <text:p text:style-name="P26">T</text:p>
            <text:p text:style-name="P27">The drunken Monkey<text:tab/><text:span text:style-name="Main_20_index_20_entry">4</text:span></text:p>
            <text:p text:style-name="P27">Trivor<text:tab/><text:span text:style-name="Main_20_index_20_entry">2</text:span></text:p>
            <text:p text:style-name="P26">U</text:p>
            <text:p text:style-name="P27">Umnia<text:tab/><text:span text:style-name="Main_20_index_20_entry">2</text:span></text:p>
            <text:p text:style-name="P27">Unsdorf<text:tab/><text:span text:style-name="Main_20_index_20_entry">2, 5, 7, 13</text:span></text:p>
            <text:p text:style-name="P26">V</text:p>
            <text:p text:style-name="P27">Virennica<text:tab/><text:span text:style-name="Main_20_index_20_entry">3f., 7, 13</text:span></text:p>
            <text:p text:style-name="P26">W</text:p>
            <text:p text:style-name="P27">Windlsey<text:tab/><text:span text:style-name="Main_20_index_20_entry">2</text:span></text:p>
            <text:p text:style-name="P26"><text:s/></text:p>
            <text:p text:style-name="P27"><text:s/><text:tab/><text:span text:style-name="Main_20_index_20_entry">2</text:span></text:p>
          </text:index-body>
        </text:alphabetical-index>
        <text:p text:style-name="Standard"/>
        <text:p text:style-name="P28">Suche nach Scouts/Eingreiftruppe</text:p>
        <text:p text:style-name="Standard">Finden toten Wolf, Spuren von Reifen (Kutsche???)</text:p>
        <text:p text:style-name="Standard">Spuren führen in Höhle, enden dort.</text:p>
        <text:p text:style-name="Standard">In der Höhle Erdbeben (Perceptionwürfe, anschließend Dogewürfe, wer sie versemmelt wird von herabfallenden Gestein getroffen. </text:p>
        <text:p text:style-name="Standard">Wird keiner getroffen--sie schaffen es zum Ausgang, Höhle bleibt frei (sie werden sich erinnern, das sie beim Rauslaufen gesehen haben, das sich ein Gang auftat, der sehr künstlich aussah, dient zum reinlocken der Gruppe)</text:p>
        <text:p text:style-name="Standard">--&gt; es bleibt einer liegen und die Gruppe versucht zu retten, --&gt; Höhleneingan wird verschüttet--&gt; sie sehen denn Gang.</text:p>
        <text:p text:style-name="Standard">--&gt; sie treffen auf einen Wolf, denn sie bekämpfen müssen, aber nicht auf Scouts/Eingreiftruppe (eventuell ein anderes Monster???)</text:p>
        <text:p text:style-name="Standard">Gang führt in den Berg hinein, und hat in regelmässigen Abständen Türen, irgendwann wird der Gang stark nach oben gehen und die Gruppe aus dem Berg hinausführen. Anschließend Kletterpartie.</text:p>
        <text:p text:style-name="Standard">Gang dient als Appetizer für das nächste Abenteuer und wird sie an den Rand es Komplexes bringen, denn die Kontrolle als Kontrollzentrum nutzt. Die Scouts sind dort eingedrungen und haben die Kontrolletis getötet. Die Eingreiftruppe ist noch nicht vor Ort, kann aber vom SL benutzt werden um gegebenenfalls etwas nachzuhelfen.</text:p>
        <text:p text:style-name="Standard">Falls ein Spieler sich durch schlechte Würfe in die Bredouille bringt, erste Anzeichen dafür bringen, dass die Gensequenz eingreift... (bessere Reaktion, in der Art, fast hätte es dich erwischt, aber du weißt zwar nicht wie, aber irgendwie hast du dich gerettet...) eventuell durch Perceptionrolls einen anderen Spieler andeuten, das er reagiert hat, bevor es passiert ist.</text:p>
        <text:p text:style-name="Standard">/////////////////////////////////////////</text:p>
        <text:p text:style-name="Standard">Bote Virennica, weitere Morde</text:p>
        <text:p text:style-name="Standard">////////////////////////////////////////</text:p>
        <text:p text:style-name="Standard">Drunken Monkey: Sie erfahren, dass es bei den Scarfaces zur Zeit etwas chaotisch zu geht und man nicht genau weiß wer momentan das Sagen hat. Es gab bereits einige Überläufer und den Chef der Scarfaces hat man seit ein paar Tagen nícht mehr gesehen.</text:p>
        <text:p text:style-name="Standard">/////////////////////////////////////////</text:p>
        <text:p text:style-name="Standard">The Mage: Über Corinna können Sie erfahren, dass die Scarfaces einen nicht registrierten Illusionsmagier haben. </text:p>
        <text:p text:style-name="Standard">Wenn die Gruppe dies der GILDE verrät, dann wird die GILDE dies in Hand nehmen, bzw, die Festnahme der Gruppe überlassen für eine Belohnung in Höhe von 1000 für die gesamte Gruppe. Der Mage wird in einem Haus sein und hat ein paar Leibwächter von den Scarfaces. Anzahl der Wächter hängt von der Gruppe ab. Wenn sie die Männer töten, wird ihnen dies einen echten Tadel einbringen... (einfach mal einen Wächter sich ergeben lassen und sehen was passiert...)</text:p>
        <text:p text:style-name="Standard">Corinna wird nicht verraten, wie sie an die Infos kam. Sie wird nur sagen, dass Sie diese Info einem Freier entlockt hat. In Wahrheit hat Corinna ihre Fähigkeit benutzt. Der Freier wird überzeugend sagen, dass er Corinna nie was gesagt hat.</text:p>
        <text:p text:style-name="Standard">/////////////////////////////////////////</text:p>
        <text:p text:style-name="Standard">Schlägerrei : Es wird passieren (je nachdem wie sich die Gruppe anstellt) dass sie von ein paar angetrunkenen Schlägern provziert werden. Wenn Sie sich nur prügeln, wird Theoderich das Hauptziel, der Rest wird nur dann angegriffen, wenn sie selber angreifen. FALLS sie waffen ziehen, wird es ungemütlich. Falls nicht und es schlecht läuft, werden die Monkeys eingreifen oder noch besser Corinna wird die Lage beruhigen (falls ein Spieler sich ziehrt wird Corinna ihre Fähigkeiten nutzen und der Rabauke wird aufeinmal sehr ruhig und gelassen (er wird das Gefühl haben </text:p>
        <text:p text:style-name="Standard">/////////////////////////////////////////</text:p>
        <text:p text:style-name="Standard">Corinna: Sie wird sich Sascha dahingehend offenbaren, das sie der Meinung ist, dass sie und die Gruppe das gleiche haben, was auch Frederic hat. Besonders bei Reini sei es stark, bei den anderen auch. Sie weiß nicht woher sie es weiß, ist sich aber sicher. Sie wird die Näe zu Sascha suchen eventuell so Sascha eine Liebesgeschichte anhängen... Wenn er sie abweißt, dann eben nicht, sie wird aber versuchen zumindest eine Art Freundschaft aufzubauen...</text:p>
        <text:p text:style-name="Standard">Corinna wird ebenfalls andeuten, das es noch mehr soche Leute gibt und das sich ein Mann in der Stadt befindet (wegen Frederic) mit dem sie bereits geredet hat. Dieser scheint ihr das mit Frederic und Ihr zu glauben, Was die Gruppe angeht, hat dieser aber jeden Kontakt kategorisch abgelehnt. Wenn die Gruppe es drauf anlegt, können Sie es aber schaffen, dass Sie Corinna folgen und so versuchen mit dem Kerl in Kontakt zu kommen. </text:p>
        <text:p text:style-name="Standard">Er wird aber extrem ungehalten sein und versuchen die Gruppe wieder loszuwerden. Sollten sie es nicht freiwillig tun, wird Kräfte walten lassen, die dazu führen, dass die gruppe freiwillig geht... so hindrehen, das die Spieler merken, dass ihnen was aufgezwungen wird, sie aber nicht genau sagen können ob Salomon nachgeholfen hat.</text:p>
        <text:p text:style-name="Standard">/////////////////////////////////////////</text:p>
        <text:p text:style-name="Standard">Festnahme (falls die Gruppe keine Falle stellt)</text:p>
        <text:p text:style-name="Standard">Wenn sich die Gruppe auf dem Heimweg befindet, wird sie von einigen Scarfaces überrumpelt sie werden versuchen Reini als erstes auszuschalten indem sie ihm aus einem Versteck heraus auflauern und ihn dann von hinten einen über den Schädel ziehen. Ansonsten werden sie versuchen die Gruppe zu entwaffnen und festzusetzen. Es werden mindestens zwei Gegner sein und diese werden versuchen die Gruppe zu entwaffen. </text:p>
        <text:p text:style-name="Standard">/////////////////////////////////////////</text:p>
        <text:p text:style-name="Standard">Falle stellen : Wenn die Gruppe versucht eine Falle zu stellen: Frederic wird die Gruppe einsacken und massive Zuwächse seiner Power zeigen. Wenn die Gruppe sich aufspaltet, wird er einen nach dem anderen mit seinen Fähigkeiten einsacken und dann von seinen Leuten wegbringen lassen.</text:p>
        <text:p text:style-name="Standard">Wenn die Gruppe beisammen bleibt, dann wird Frederic alle aufeinmal aufsuchen und mittels seinen Fähigkeiten außer Gefecht setzen. Falls die Gruppe Verstärkung hat, wird er diese ebenfalls ausschalten, aber nicht mitnehmen. </text:p>
        <text:p text:style-name="Standard">Egal wie gut die Gruppe glaubt die Falle geheim zu halten, Frederic wird wissen, was sie vorhaben. </text:p>
        <text:p text:style-name="Standard">Wenn Sie Frederic sehen, so scheint dieser gealtert zu sein um ein paar Jahre, nicht so deutlich, dass es nicht auch fehlender Schlaf und oder Streß sein könnte, aber doch auffällig....</text:p>
        <text:p text:style-name="Standard">-&gt; außer sie entwickeln Eigeninitiative und versuchen die Scarfaces auszuschalten. Dieser Vorschlag kommt aber nicht von den Drunken Monkeys) sie werden aber der Gruppe bei Informationsbeschaffung und Logistik helfen. Ansonsten werden sie aber noch zögern, da die Monkeys keinen Bandenkrieg vom Zaun brechen wollen.</text:p>
        <text:p text:style-name="Standard">/////////////////////////////////////////</text:p>
        <text:p text:style-name="Standard">In der Höhle: </text:p>
        <text:p text:style-name="Standard">Sie werden einen dieser Scouts sehen und einen der Wölfe wie sie mit Frederic reden und hin und wieder in Richtung der Gruppe zeigen offensichtlich geht es um sie. Frederic wird ihnen sagen, das er einen guten Preis bekommen wird wenn er sie noch etwas zappeln lässt. Tatsache ist, das Frederic noch über den Preis verhandelt und die Scouts Probleme haben, das Geld zu beschaffen...</text:p>
        <text:p text:style-name="Standard">Salomon hat Verbündete unter den Leuten von Frederic und wird Frederich zur Rede stellen. Er wird sich dagehen aussprechen was er mit der Gruppe vorhat und Frederic aus der Schicksalsgemeinschaft ausstoßen. Interessanterweise wissen die Scouts nicht das dieser Kerl ebenfalls in der Stadt ist.</text:p>
        <text:p text:style-name="Standard">Es wird einen Zusammenstoß zwischen dem Unterhändler der Scouts und dem Kerl geben. Die Gruppe wird sehen, wie der Wolf anspringt (er richt die Sequenz) und wie der Scout unschlüssig ist. Salomon wird dann irgendwas machen und der Scout wird den Wölf wieder beruhigen. Vorher wird der Scout aber den Kerl auffordern sich ihm zu ergeben ...</text:p>
        <text:p text:style-name="Standard">Salomon wird den Scout mental kontrollieren und aus seinem Gedächtnis löschen, das er ihn gesehen hat...</text:p>
        <text:p text:style-name="Standard">Frederic und Salomon werden einen Zusammenstoß haben. Anschließend wird Salomon die Gruppe nochmals untersuchen und seine Meinung nicht ändern, aber trotzdem zustimmen, das die Gruppe von seinen Leuten befreit wird. Nicken zu einem der Wächter... der Wächter wird dann die Gruppe informieren, dass er sie nachts befreien wird, kurz bevor Frederic von seinem Mordzug zurück kommen wird und sie ihm dabei helfen müssen, die anderen zu überwältigen.</text:p>
        <text:p text:style-name="Standard">Wenn alle überwältigt sind, wird Salomon wieder aufkreuzen mit massiver Vertstärkung und gemeinsam werden sie auf Frederic warten. Es kommt zur großen Konfrontation, wenn Frederic mit den Scouts wieder aufkreuzt und sich ein Wortgefecht zwischem dem Kerl und Frederic abzeichnet. Im anschließenden Kampf wird die Gruppe gewinnen und man sollte einem der Spieler die Gelegenheit geben Frederic zu töten. </text:p>
        <text:p text:style-name="Standard">Salomon wird der Gruppe nichts genaues über die Schicksalsgemeinschaft erzählen. Er wird deutlich machen, dass er für Frederic keinerlei Verantwortung übernimmt, er aber was tun muß, weil er seine Leute in Gefahr bringt. Er wird der Gruppe deutlich machen, das er ihnen nichts tun wird, weil Corinna ihn davon überzeugt hat, das die Gruppe eigentlich zu ihnen gehören würde. Er glaubt dies aber definitiv nicht. Er wird sie aber weiter beobachten und sollte die Gruppe tatsächlich zu ihnen gehören werden sie wieder mit ihm Kontakt aufnehmen können. Er meint, Sie werden es wissen, wenn es so weit ist. Er wird ihnen nichts genaues erzählen über irgendwelche Fähigkeiten und er rät der Gruppe den Mund über alles was passiert zu halten.</text:p>
        <text:p text:style-name="Standard">Von den Scouts weiß er nichts. Ebenso wenig von der Eingreiftruppe. Er meint nur die Scouts seihen nun sein Problem und nicht ihres.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101cm" fo:keep-together="always" fo:padding="0cm" fo:border-left="none" fo:border-right="none" fo:border-top="none" fo:border-bottom="0.035cm solid #000080" style:shadow="none"/>
      <style:text-properties fo:color="#000080"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cm" fo:margin-bottom="0.101cm"/>
      <style:text-properties fo:color="#00008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fo:color="#000080" fo:font-size="11pt"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Index_20_Heading" style:display-name="Index Heading" style:family="paragraph" style:parent-style-name="Heading" style:class="index">
      <style:paragraph-properties fo:margin-left="0cm" fo:margin-right="0cm" fo:text-indent="0cm" style:auto-text-indent="false" fo:padding="0cm" fo:border-left="none" fo:border-right="none" fo:border-top="none" fo:border-bottom="0.035cm solid #000080" style:shadow="none" text:number-lines="false" text:line-number="0"/>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margin-top="0cm" fo:margin-bottom="0cm" fo:text-indent="0cm" style:auto-text-indent="false" style:shadow="none">
        <style:tab-stops/>
      </style:paragraph-properties>
    </style:style>
    <style:style style:name="Index_20_Separator" style:display-name="Index Separator" style:family="paragraph" style:parent-style-name="Index" style:class="index" style:master-page-name="">
      <style:paragraph-properties fo:margin-left="0cm" fo:margin-right="0cm" fo:margin-top="0.3cm" fo:margin-bottom="0.101cm" fo:text-align="center" style:justify-single-word="false" fo:text-indent="0cm" style:auto-text-indent="false"/>
      <style:text-properties fo:font-weight="bold"/>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35cm solid #000080" style:shadow="none" text:number-lines="false" text:line-number="0"/>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shadow="non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shadow="non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000080">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9999cc" fo:font-size="12pt" fo:font-weight="bold"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ccccff" fo:font-size="12pt" fo:font-weight="bold"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REVELATION</text:p>
        <text:p text:style-name="P3"><text:tab/>The Rules Engine for Roleplaying</text:p>
        <text:p text:style-name="P4"/>
      </style:header>
      <style:footer>
        <text:p text:style-name="P5"><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04T21:40:52</meta:creation-date>
    <dc:date>2006-06-18T12:58:37</dc:date>
    <meta:print-date>2006-04-09T18:02:02</meta:print-date>
    <dc:language>de-DE</dc:language>
    <meta:editing-cycles>58</meta:editing-cycles>
    <meta:editing-duration>PT19H52M22S</meta:editing-duration>
    <meta:user-defined meta:name="Info 1"/>
    <meta:user-defined meta:name="Info 2"/>
    <meta:user-defined meta:name="Info 3"/>
    <meta:user-defined meta:name="Info 4"/>
    <meta:document-statistic meta:table-count="0" meta:image-count="0" meta:object-count="0" meta:page-count="20" meta:paragraph-count="527" meta:word-count="10271" meta:character-count="65773"/>
  </office:meta>
</office:document-meta>
</file>